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3274c" officeooo:paragraph-rsid="0013274c"/>
    </style:style>
    <style:style style:name="P2" style:family="paragraph" style:parent-style-name="Text_20_body">
      <style:text-properties officeooo:rsid="000955ed"/>
    </style:style>
    <style:style style:name="P3" style:family="paragraph" style:parent-style-name="Subtitle">
      <style:paragraph-properties fo:text-align="start" style:justify-single-word="false"/>
      <style:text-properties officeooo:rsid="00104759" officeooo:paragraph-rsid="00104759"/>
    </style:style>
    <style:style style:name="P4" style:family="paragraph" style:parent-style-name="Subtitle">
      <style:paragraph-properties fo:text-align="start" style:justify-single-word="false"/>
      <style:text-properties officeooo:rsid="0013274c" officeooo:paragraph-rsid="0013274c"/>
    </style:style>
    <style:style style:name="P5" style:family="paragraph" style:parent-style-name="Subtitle">
      <style:paragraph-properties fo:text-align="start" style:justify-single-word="false"/>
      <style:text-properties officeooo:rsid="0013274c" officeooo:paragraph-rsid="0014c49f"/>
    </style:style>
    <style:style style:name="P6" style:family="paragraph" style:parent-style-name="Subtitle">
      <style:paragraph-properties fo:text-align="start" style:justify-single-word="false"/>
      <style:text-properties officeooo:rsid="0013274c" officeooo:paragraph-rsid="00232fac"/>
    </style:style>
    <style:style style:name="P7" style:family="paragraph" style:parent-style-name="Subtitle">
      <style:paragraph-properties fo:text-align="start" style:justify-single-word="false"/>
      <style:text-properties officeooo:rsid="0013274c" officeooo:paragraph-rsid="005db153"/>
    </style:style>
    <style:style style:name="P8" style:family="paragraph" style:parent-style-name="Subtitle">
      <style:paragraph-properties fo:text-align="start" style:justify-single-word="false"/>
      <style:text-properties officeooo:rsid="000955ed" officeooo:paragraph-rsid="000955ed"/>
    </style:style>
    <style:style style:name="P9" style:family="paragraph" style:parent-style-name="Subtitle">
      <style:paragraph-properties fo:text-align="start" style:justify-single-word="false"/>
      <style:text-properties officeooo:rsid="00127b20" officeooo:paragraph-rsid="0014c49f"/>
    </style:style>
    <style:style style:name="P10" style:family="paragraph" style:parent-style-name="Subtitle">
      <style:paragraph-properties fo:text-align="start" style:justify-single-word="false"/>
      <style:text-properties officeooo:rsid="005df99f" officeooo:paragraph-rsid="005df99f"/>
    </style:style>
    <style:style style:name="P11" style:family="paragraph" style:parent-style-name="Subtitle">
      <style:paragraph-properties fo:text-align="start" style:justify-single-word="false"/>
      <style:text-properties officeooo:rsid="00127b20" officeooo:paragraph-rsid="0013274c"/>
    </style:style>
    <style:style style:name="P12" style:family="paragraph" style:parent-style-name="Subtitle">
      <style:paragraph-properties fo:text-align="start" style:justify-single-word="false"/>
      <style:text-properties officeooo:rsid="00127b20" officeooo:paragraph-rsid="00232fac"/>
    </style:style>
    <style:style style:name="P13" style:family="paragraph" style:parent-style-name="Subtitle">
      <style:paragraph-properties fo:text-align="start" style:justify-single-word="false"/>
      <style:text-properties officeooo:paragraph-rsid="00232fac"/>
    </style:style>
    <style:style style:name="T1" style:family="text">
      <style:text-properties officeooo:rsid="00127b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GRAM CODE</text:p>
      <text:p text:style-name="Preformatted_20_Text">#include &lt;stdio.h&gt;</text:p>
      <text:p text:style-name="Preformatted_20_Text">#include &lt;stdlib.h&gt;</text:p>
      <text:p text:style-name="Preformatted_20_Text">#include &lt;string.h&gt;</text:p>
      <text:p text:style-name="Preformatted_20_Text"/>
      <text:p text:style-name="Preformatted_20_Text">typedef struct prod {</text:p>
      <text:p text:style-name="Preformatted_20_Text"><text:tab/>char lhs[20];</text:p>
      <text:p text:style-name="Preformatted_20_Text"><text:tab/>char rhs[20];</text:p>
      <text:p text:style-name="Preformatted_20_Text">} prod;</text:p>
      <text:p text:style-name="Preformatted_20_Text"/>
      <text:p text:style-name="Preformatted_20_Text">typedef struct firstStruct {</text:p>
      <text:p text:style-name="Preformatted_20_Text"><text:tab/>char arr[10];</text:p>
      <text:p text:style-name="Preformatted_20_Text"><text:tab/>int count;</text:p>
      <text:p text:style-name="Preformatted_20_Text">} firstStruct;</text:p>
      <text:p text:style-name="Preformatted_20_Text"/>
      <text:p text:style-name="Preformatted_20_Text">typedef struct followStruct {</text:p>
      <text:p text:style-name="Preformatted_20_Text"><text:tab/>char arr[10];</text:p>
      <text:p text:style-name="Preformatted_20_Text"><text:tab/>int count;</text:p>
      <text:p text:style-name="Preformatted_20_Text">} followStruct;</text:p>
      <text:p text:style-name="Preformatted_20_Text"/>
      <text:p text:style-name="Preformatted_20_Text">int n;</text:p>
      <text:p text:style-name="Preformatted_20_Text">prod grammar[50];</text:p>
      <text:p text:style-name="Preformatted_20_Text">char temps[] = "PQRUVWXYZ";</text:p>
      <text:p text:style-name="Preformatted_20_Text">int tempIndex = 0;</text:p>
      <text:p text:style-name="Preformatted_20_Text"/>
      <text:p text:style-name="Preformatted_20_Text">int contains(firstStruct* f, char c) {</text:p>
      <text:p text:style-name="Preformatted_20_Text"><text:tab/>for(int i = 0; i &lt; f-&gt;count; i++) {</text:p>
      <text:p text:style-name="Preformatted_20_Text"><text:tab/><text:tab/>if(f-&gt;arr[i] == c)</text:p>
      <text:p text:style-name="Preformatted_20_Text"><text:tab/><text:tab/><text:tab/>return 1;</text:p>
      <text:p text:style-name="Preformatted_20_Text"><text:tab/>}</text:p>
      <text:p text:style-name="Preformatted_20_Text"><text:tab/></text:p>
      <text:p text:style-name="Preformatted_20_Text"><text:tab/>return 0;</text:p>
      <text:p text:style-name="Preformatted_20_Text">}</text:p>
      <text:p text:style-name="Preformatted_20_Text"/>
      <text:p text:style-name="Preformatted_20_Text">firstStruct* first(char c) {</text:p>
      <text:p text:style-name="Preformatted_20_Text"><text:tab/>firstStruct* f = (firstStruct*) malloc(sizeof(firstStruct));</text:p>
      <text:p text:style-name="Preformatted_20_Text"><text:tab/>f-&gt;count = 0;</text:p>
      <text:p text:style-name="Preformatted_20_Text"><text:tab/>int flag;</text:p>
      <text:p text:style-name="Preformatted_20_Text"><text:tab/></text:p>
      <text:p text:style-name="Preformatted_20_Text"><text:tab/>for(int i = 0; i &lt; n; i++) {</text:p>
      <text:p text:style-name="Preformatted_20_Text"><text:tab/><text:tab/>if(grammar[i].lhs[0] == c) {</text:p>
      <text:p text:style-name="Preformatted_20_Text"><text:tab/><text:tab/><text:tab/>if((grammar[i].rhs[0] &gt;= 'A' &amp;&amp; grammar[i].rhs[0] &lt;= 'Z') || grammar[i].rhs[0] == 'e') { // RHS starts with non-terminal</text:p>
      <text:p text:style-name="Preformatted_20_Text"><text:tab/><text:tab/><text:tab/><text:tab/>for(int j = 0; j &lt; strlen(grammar[i].rhs); j++) {</text:p>
      <text:p text:style-name="Preformatted_20_Text"><text:tab/><text:tab/><text:tab/><text:tab/><text:tab/>if(j != 0 &amp;&amp; (grammar[i].rhs[j] &lt; 'A' || grammar[i].rhs[j] &gt;'Z')) {</text:p>
      <text:p text:style-name="Preformatted_20_Text"><text:tab/><text:tab/><text:tab/><text:tab/><text:tab/><text:tab/>f-&gt;arr[f-&gt;count++] = grammar[i].rhs[j];</text:p>
      <text:p text:style-name="Preformatted_20_Text"><text:tab/><text:tab/><text:tab/><text:tab/><text:tab/><text:tab/>break;</text:p>
      <text:p text:style-name="Preformatted_20_Text"><text:tab/><text:tab/><text:tab/><text:tab/><text:tab/>}</text:p>
      <text:p text:style-name="Preformatted_20_Text"><text:tab/><text:tab/><text:tab/><text:tab/><text:tab/></text:p>
      <text:p text:style-name="Preformatted_20_Text"><text:tab/><text:tab/><text:tab/><text:tab/><text:tab/>if(grammar[i].rhs[j] != 'e') {</text:p>
      <text:p text:style-name="Preformatted_20_Text"><text:tab/><text:tab/><text:tab/><text:tab/><text:tab/><text:tab/>firstStruct* f1 = first(grammar[i].rhs[j]);</text:p>
      <text:p text:style-name="Preformatted_20_Text"><text:tab/><text:tab/><text:tab/><text:tab/><text:tab/></text:p>
      <text:p text:style-name="Preformatted_20_Text"><text:tab/><text:tab/><text:tab/><text:tab/><text:tab/><text:tab/>if(contains(f1, 'e')) {</text:p>
      <text:p text:style-name="Preformatted_20_Text"><text:tab/><text:tab/><text:tab/><text:tab/><text:tab/><text:tab/><text:tab/>for(int k = 0; k &lt; f1-&gt;count; k++) {</text:p>
      <text:p text:style-name="Preformatted_20_Text"><text:tab/><text:tab/><text:tab/><text:tab/><text:tab/><text:tab/><text:tab/><text:tab/>if(f1-&gt;arr[k] == 'e')</text:p>
      <text:p text:style-name="Preformatted_20_Text"><text:tab/><text:tab/><text:tab/><text:tab/><text:tab/><text:tab/><text:tab/><text:tab/><text:tab/>continue;</text:p>
      <text:p text:style-name="Preformatted_20_Text"><text:tab/><text:tab/><text:tab/><text:tab/><text:tab/><text:tab/><text:tab/><text:tab/></text:p>
      <text:p text:style-name="Preformatted_20_Text"><text:tab/><text:tab/><text:tab/><text:tab/><text:tab/><text:tab/><text:tab/><text:tab/>flag = 0;</text:p>
      <text:p text:style-name="Preformatted_20_Text"><text:tab/><text:tab/><text:tab/><text:tab/><text:tab/><text:tab/><text:tab/><text:tab/></text:p>
      <text:p text:style-name="Preformatted_20_Text"><text:tab/><text:tab/><text:tab/><text:tab/><text:tab/><text:tab/><text:tab/><text:tab/>for(int l = 0; l &lt; f-&gt;count; l++) {</text:p>
      <text:p text:style-name="Preformatted_20_Text"><text:soft-page-break/><text:tab/><text:tab/><text:tab/><text:tab/><text:tab/><text:tab/><text:tab/><text:tab/><text:tab/>if(f-&gt;arr[l] == f1-&gt;arr[k]) {</text:p>
      <text:p text:style-name="Preformatted_20_Text"><text:tab/><text:tab/><text:tab/><text:tab/><text:tab/><text:tab/><text:tab/><text:tab/><text:tab/><text:tab/>flag = 1;</text:p>
      <text:p text:style-name="Preformatted_20_Text"><text:tab/><text:tab/><text:tab/><text:tab/><text:tab/><text:tab/><text:tab/><text:tab/><text:tab/>}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<text:tab/></text:p>
      <text:p text:style-name="Preformatted_20_Text"><text:tab/><text:tab/><text:tab/><text:tab/><text:tab/><text:tab/><text:tab/><text:tab/>if(!flag)</text:p>
      <text:p text:style-name="Preformatted_20_Text"><text:tab/><text:tab/><text:tab/><text:tab/><text:tab/><text:tab/><text:tab/><text:tab/><text:tab/>f-&gt;arr[f-&gt;count++] = f1-&gt;arr[k];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if(grammar[i].rhs[j + 1] == '\0') {</text:p>
      <text:p text:style-name="Preformatted_20_Text"><text:tab/><text:tab/><text:tab/><text:tab/><text:tab/><text:tab/><text:tab/><text:tab/>f-&gt;arr[f-&gt;count++] = 'e';</text:p>
      <text:p text:style-name="Preformatted_20_Text"><text:tab/><text:tab/><text:tab/><text:tab/><text:tab/><text:tab/><text:tab/><text:tab/>break;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continue;</text:p>
      <text:p text:style-name="Preformatted_20_Text"><text:tab/><text:tab/><text:tab/><text:tab/><text:tab/><text:tab/>} else {</text:p>
      <text:p text:style-name="Preformatted_20_Text"><text:tab/><text:tab/><text:tab/><text:tab/><text:tab/><text:tab/><text:tab/>for(int k = 0; k &lt; f1-&gt;count; k++) {</text:p>
      <text:p text:style-name="Preformatted_20_Text"><text:tab/><text:tab/><text:tab/><text:tab/><text:tab/><text:tab/><text:tab/><text:tab/>flag = 0;</text:p>
      <text:p text:style-name="Preformatted_20_Text"><text:tab/><text:tab/><text:tab/><text:tab/><text:tab/><text:tab/><text:tab/><text:tab/></text:p>
      <text:p text:style-name="Preformatted_20_Text"><text:tab/><text:tab/><text:tab/><text:tab/><text:tab/><text:tab/><text:tab/><text:tab/>for(int l = 0; l &lt; f-&gt;count; l++) {</text:p>
      <text:p text:style-name="Preformatted_20_Text"><text:tab/><text:tab/><text:tab/><text:tab/><text:tab/><text:tab/><text:tab/><text:tab/><text:tab/>if(f-&gt;arr[l] == f1-&gt;arr[k]) {</text:p>
      <text:p text:style-name="Preformatted_20_Text"><text:tab/><text:tab/><text:tab/><text:tab/><text:tab/><text:tab/><text:tab/><text:tab/><text:tab/><text:tab/>flag = 1;</text:p>
      <text:p text:style-name="Preformatted_20_Text"><text:tab/><text:tab/><text:tab/><text:tab/><text:tab/><text:tab/><text:tab/><text:tab/><text:tab/>}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<text:tab/></text:p>
      <text:p text:style-name="Preformatted_20_Text"><text:tab/><text:tab/><text:tab/><text:tab/><text:tab/><text:tab/><text:tab/><text:tab/>if(!flag)</text:p>
      <text:p text:style-name="Preformatted_20_Text"><text:tab/><text:tab/><text:tab/><text:tab/><text:tab/><text:tab/><text:tab/><text:tab/><text:tab/>f-&gt;arr[f-&gt;count++] = f1-&gt;arr[k];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break;</text:p>
      <text:p text:style-name="Preformatted_20_Text"><text:tab/><text:tab/><text:tab/><text:tab/><text:tab/><text:tab/>}</text:p>
      <text:p text:style-name="Preformatted_20_Text"><text:tab/><text:tab/><text:tab/><text:tab/><text:tab/>} else {</text:p>
      <text:p text:style-name="Preformatted_20_Text"><text:tab/><text:tab/><text:tab/><text:tab/><text:tab/><text:tab/>if(grammar[i].rhs[j + 1] == '\0') {</text:p>
      <text:p text:style-name="Preformatted_20_Text"><text:tab/><text:tab/><text:tab/><text:tab/><text:tab/><text:tab/><text:tab/>f-&gt;arr[f-&gt;count++] = 'e';</text:p>
      <text:p text:style-name="Preformatted_20_Text"><text:tab/><text:tab/><text:tab/><text:tab/><text:tab/><text:tab/><text:tab/>break;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} else { // RHS starts with terminal</text:p>
      <text:p text:style-name="Preformatted_20_Text"><text:tab/><text:tab/><text:tab/><text:tab/>flag = 0;</text:p>
      <text:p text:style-name="Preformatted_20_Text"><text:tab/><text:tab/><text:tab/><text:tab/>for(int j = 0; j &lt; f-&gt;count; j++) {</text:p>
      <text:p text:style-name="Preformatted_20_Text"><text:tab/><text:tab/><text:tab/><text:tab/><text:tab/>if(f-&gt;arr[j] == grammar[i].rhs[0]) {</text:p>
      <text:p text:style-name="Preformatted_20_Text"><text:tab/><text:tab/><text:tab/><text:tab/><text:tab/><text:tab/>flag = 1;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<text:tab/></text:p>
      <text:p text:style-name="Preformatted_20_Text"><text:tab/><text:tab/><text:tab/><text:tab/>if(!flag)</text:p>
      <text:p text:style-name="Preformatted_20_Text"><text:tab/><text:tab/><text:tab/><text:tab/><text:tab/>f-&gt;arr[f-&gt;count++] = grammar[i].rhs[0]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/>
      <text:p text:style-name="Preformatted_20_Text"><text:tab/>return f;</text:p>
      <text:p text:style-name="Preformatted_20_Text">}</text:p>
      <text:p text:style-name="Preformatted_20_Text"/>
      <text:p text:style-name="Preformatted_20_Text">followStruct* follow(char c) {</text:p>
      <text:p text:style-name="Preformatted_20_Text"><text:tab/>followStruct* f = (followStruct*) malloc(sizeof(followStruct));</text:p>
      <text:p text:style-name="Preformatted_20_Text"><text:tab/>int flag;</text:p>
      <text:p text:style-name="Preformatted_20_Text"><text:tab/></text:p>
      <text:p text:style-name="Preformatted_20_Text"><text:soft-page-break/><text:tab/>if(grammar[0].lhs[0] == c) {</text:p>
      <text:p text:style-name="Preformatted_20_Text"><text:tab/><text:tab/>f-&gt;arr[f-&gt;count++] = '$';</text:p>
      <text:p text:style-name="Preformatted_20_Text"><text:tab/>}</text:p>
      <text:p text:style-name="Preformatted_20_Text"><text:tab/></text:p>
      <text:p text:style-name="Preformatted_20_Text"><text:tab/>for(int i = 0; i &lt; n; i++) {</text:p>
      <text:p text:style-name="Preformatted_20_Text"><text:tab/><text:tab/>for(int j = 0; j &lt; strlen(grammar[i].rhs); j++) {</text:p>
      <text:p text:style-name="Preformatted_20_Text"><text:tab/><text:tab/><text:tab/>flag = 0;</text:p>
      <text:p text:style-name="Preformatted_20_Text"><text:tab/><text:tab/><text:tab/></text:p>
      <text:p text:style-name="Preformatted_20_Text"><text:tab/><text:tab/><text:tab/>if(grammar[i].rhs[j] == c) {</text:p>
      <text:p text:style-name="Preformatted_20_Text"><text:tab/><text:tab/><text:tab/><text:tab/>if(grammar[i].rhs[j + 1] == '\0') {</text:p>
      <text:p text:style-name="Preformatted_20_Text"><text:tab/><text:tab/><text:tab/><text:tab/><text:tab/>if(grammar[i].lhs[0] == c)</text:p>
      <text:p text:style-name="Preformatted_20_Text"><text:tab/><text:tab/><text:tab/><text:tab/><text:tab/><text:tab/>break;</text:p>
      <text:p text:style-name="Preformatted_20_Text"><text:tab/><text:tab/><text:tab/><text:tab/><text:tab/></text:p>
      <text:p text:style-name="Preformatted_20_Text"><text:tab/><text:tab/><text:tab/><text:tab/><text:tab/>followStruct* f2 = follow(grammar[i].lhs[0]);</text:p>
      <text:p text:style-name="Preformatted_20_Text"><text:tab/><text:tab/><text:tab/><text:tab/><text:tab/></text:p>
      <text:p text:style-name="Preformatted_20_Text"><text:tab/><text:tab/><text:tab/><text:tab/><text:tab/>for(int k = 0; k &lt; f2-&gt;count; k++) {</text:p>
      <text:p text:style-name="Preformatted_20_Text"><text:tab/><text:tab/><text:tab/><text:tab/><text:tab/><text:tab/>flag = 0;</text:p>
      <text:p text:style-name="Preformatted_20_Text"><text:tab/><text:tab/><text:tab/><text:tab/><text:tab/><text:tab/></text:p>
      <text:p text:style-name="Preformatted_20_Text"><text:tab/><text:tab/><text:tab/><text:tab/><text:tab/><text:tab/>for(int l = 0; l &lt; f-&gt;count; l++) {</text:p>
      <text:p text:style-name="Preformatted_20_Text"><text:tab/><text:tab/><text:tab/><text:tab/><text:tab/><text:tab/><text:tab/>if(f-&gt;arr[l] == f2-&gt;arr[k]) {</text:p>
      <text:p text:style-name="Preformatted_20_Text"><text:tab/><text:tab/><text:tab/><text:tab/><text:tab/><text:tab/><text:tab/><text:tab/>flag = 1;</text:p>
      <text:p text:style-name="Preformatted_20_Text"><text:tab/><text:tab/><text:tab/><text:tab/><text:tab/><text:tab/><text:tab/>}</text:p>
      <text:p text:style-name="Preformatted_20_Text"><text:tab/><text:tab/><text:tab/><text:tab/><text:tab/><text:tab/>}</text:p>
      <text:p text:style-name="Preformatted_20_Text"><text:tab/><text:tab/><text:tab/><text:tab/><text:tab/><text:tab/></text:p>
      <text:p text:style-name="Preformatted_20_Text"><text:tab/><text:tab/><text:tab/><text:tab/><text:tab/><text:tab/>if(!flag) {</text:p>
      <text:p text:style-name="Preformatted_20_Text"><text:tab/><text:tab/><text:tab/><text:tab/><text:tab/><text:tab/><text:tab/>f-&gt;arr[f-&gt;count++] = f2-&gt;arr[k];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><text:tab/><text:tab/><text:tab/><text:tab/>} else if(grammar[i].rhs[j + 1] &gt;= 'A' &amp;&amp; grammar[i].rhs[j + 1] &lt;= 'Z') {</text:p>
      <text:p text:style-name="Preformatted_20_Text"><text:tab/><text:tab/><text:tab/><text:tab/><text:tab/>firstStruct* f1 = first(grammar[i].rhs[j + 1]);</text:p>
      <text:p text:style-name="Preformatted_20_Text"><text:tab/><text:tab/><text:tab/><text:tab/><text:tab/></text:p>
      <text:p text:style-name="Preformatted_20_Text"><text:tab/><text:tab/><text:tab/><text:tab/><text:tab/>int m = 2;</text:p>
      <text:p text:style-name="Preformatted_20_Text"><text:tab/><text:tab/><text:tab/><text:tab/><text:tab/></text:p>
      <text:p text:style-name="Preformatted_20_Text"><text:tab/><text:tab/><text:tab/><text:tab/><text:tab/>while(grammar[i].rhs[j + m] != '\0' &amp;&amp; contains(f1, 'e')) {</text:p>
      <text:p text:style-name="Preformatted_20_Text"><text:tab/><text:tab/><text:tab/><text:tab/><text:tab/><text:tab/>for(int k = 0; k &lt; f1-&gt;count; k++) {</text:p>
      <text:p text:style-name="Preformatted_20_Text"><text:tab/><text:tab/><text:tab/><text:tab/><text:tab/><text:tab/><text:tab/>if(f1-&gt;arr[k] == 'e')</text:p>
      <text:p text:style-name="Preformatted_20_Text"><text:tab/><text:tab/><text:tab/><text:tab/><text:tab/><text:tab/><text:tab/><text:tab/>continue;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flag = 0;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for(int l = 0; l &lt; f-&gt;count; l++) {</text:p>
      <text:p text:style-name="Preformatted_20_Text"><text:tab/><text:tab/><text:tab/><text:tab/><text:tab/><text:tab/><text:tab/><text:tab/>if(f-&gt;arr[l] == f1-&gt;arr[k]) {</text:p>
      <text:p text:style-name="Preformatted_20_Text"><text:tab/><text:tab/><text:tab/><text:tab/><text:tab/><text:tab/><text:tab/><text:tab/><text:tab/>flag = 1;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if(!flag) {</text:p>
      <text:p text:style-name="Preformatted_20_Text"><text:tab/><text:tab/><text:tab/><text:tab/><text:tab/><text:tab/><text:tab/><text:tab/>f-&gt;arr[f-&gt;count++] = f1-&gt;arr[k];</text:p>
      <text:p text:style-name="Preformatted_20_Text"><text:tab/><text:tab/><text:tab/><text:tab/><text:tab/><text:tab/><text:tab/>}</text:p>
      <text:p text:style-name="Preformatted_20_Text"><text:tab/><text:tab/><text:tab/><text:tab/><text:tab/><text:tab/>}</text:p>
      <text:p text:style-name="Preformatted_20_Text"><text:tab/><text:tab/><text:tab/><text:tab/><text:tab/><text:tab/></text:p>
      <text:p text:style-name="Preformatted_20_Text"><text:tab/><text:tab/><text:tab/><text:tab/><text:tab/><text:tab/>flag = 0;</text:p>
      <text:p text:style-name="Preformatted_20_Text"><text:tab/><text:tab/><text:tab/><text:tab/><text:tab/><text:tab/></text:p>
      <text:p text:style-name="Preformatted_20_Text"><text:tab/><text:tab/><text:tab/><text:tab/><text:tab/><text:tab/>if(grammar[i].rhs[j + m] &gt;= 'A' &amp;&amp; grammar[i].rhs[j + m] &lt;= 'Z') {</text:p>
      <text:p text:style-name="Preformatted_20_Text"><text:tab/><text:tab/><text:tab/><text:tab/><text:tab/><text:tab/><text:tab/>f1 = first(grammar[i].rhs[j + m]);</text:p>
      <text:p text:style-name="Preformatted_20_Text"><text:tab/><text:tab/><text:tab/><text:tab/><text:tab/><text:tab/><text:tab/>m++;</text:p>
      <text:p text:style-name="Preformatted_20_Text"><text:tab/><text:tab/><text:tab/><text:tab/><text:tab/><text:tab/>} else {</text:p>
      <text:p text:style-name="Preformatted_20_Text"><text:tab/><text:tab/><text:tab/><text:tab/><text:tab/><text:tab/><text:tab/>f-&gt;arr[f-&gt;count++] = grammar[i].rhs[j + m];</text:p>
      <text:p text:style-name="Preformatted_20_Text"><text:tab/><text:tab/><text:tab/><text:tab/><text:tab/><text:tab/><text:tab/>flag = 1;</text:p>
      <text:p text:style-name="Preformatted_20_Text"><text:tab/><text:tab/><text:tab/><text:tab/><text:tab/><text:tab/><text:tab/>break;</text:p>
      <text:p text:style-name="Preformatted_20_Text"><text:soft-page-break/><text:tab/><text:tab/><text:tab/><text:tab/><text:tab/><text:tab/>}</text:p>
      <text:p text:style-name="Preformatted_20_Text"><text:tab/><text:tab/><text:tab/><text:tab/><text:tab/>}</text:p>
      <text:p text:style-name="Preformatted_20_Text"><text:tab/><text:tab/><text:tab/><text:tab/><text:tab/></text:p>
      <text:p text:style-name="Preformatted_20_Text"><text:tab/><text:tab/><text:tab/><text:tab/><text:tab/>if(!flag) {</text:p>
      <text:p text:style-name="Preformatted_20_Text"><text:tab/><text:tab/><text:tab/><text:tab/><text:tab/><text:tab/>for(int k = 0; k &lt; f1-&gt;count; k++) {</text:p>
      <text:p text:style-name="Preformatted_20_Text"><text:tab/><text:tab/><text:tab/><text:tab/><text:tab/><text:tab/><text:tab/>if(f1-&gt;arr[k] == 'e')</text:p>
      <text:p text:style-name="Preformatted_20_Text"><text:tab/><text:tab/><text:tab/><text:tab/><text:tab/><text:tab/><text:tab/><text:tab/>continue;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flag = 0;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for(int l = 0; l &lt; f-&gt;count; l++) {</text:p>
      <text:p text:style-name="Preformatted_20_Text"><text:tab/><text:tab/><text:tab/><text:tab/><text:tab/><text:tab/><text:tab/><text:tab/>if(f-&gt;arr[l] == f1-&gt;arr[k]) {</text:p>
      <text:p text:style-name="Preformatted_20_Text"><text:tab/><text:tab/><text:tab/><text:tab/><text:tab/><text:tab/><text:tab/><text:tab/><text:tab/>flag = 1;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if(!flag) {</text:p>
      <text:p text:style-name="Preformatted_20_Text"><text:tab/><text:tab/><text:tab/><text:tab/><text:tab/><text:tab/><text:tab/><text:tab/>f-&gt;arr[f-&gt;count++] = f1-&gt;arr[k];</text:p>
      <text:p text:style-name="Preformatted_20_Text"><text:tab/><text:tab/><text:tab/><text:tab/><text:tab/><text:tab/><text:tab/>}</text:p>
      <text:p text:style-name="Preformatted_20_Text"><text:tab/><text:tab/><text:tab/><text:tab/><text:tab/><text:tab/>}</text:p>
      <text:p text:style-name="Preformatted_20_Text"><text:tab/><text:tab/><text:tab/><text:tab/><text:tab/><text:tab/></text:p>
      <text:p text:style-name="Preformatted_20_Text"><text:tab/><text:tab/><text:tab/><text:tab/><text:tab/><text:tab/>if(grammar[i].rhs[j + m] == '\0') {</text:p>
      <text:p text:style-name="Preformatted_20_Text"><text:tab/><text:tab/><text:tab/><text:tab/><text:tab/><text:tab/><text:tab/>if(grammar[i].lhs[0] == c)</text:p>
      <text:p text:style-name="Preformatted_20_Text"><text:tab/><text:tab/><text:tab/><text:tab/><text:tab/><text:tab/><text:tab/><text:tab/>break;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followStruct* f2 = follow(grammar[i].lhs[0]);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for(int k = 0; k &lt; f2-&gt;count; k++) {</text:p>
      <text:p text:style-name="Preformatted_20_Text"><text:tab/><text:tab/><text:tab/><text:tab/><text:tab/><text:tab/><text:tab/><text:tab/>flag = 0;</text:p>
      <text:p text:style-name="Preformatted_20_Text"><text:tab/><text:tab/><text:tab/><text:tab/><text:tab/><text:tab/><text:tab/><text:tab/></text:p>
      <text:p text:style-name="Preformatted_20_Text"><text:tab/><text:tab/><text:tab/><text:tab/><text:tab/><text:tab/><text:tab/><text:tab/>for(int l = 0; l &lt; f-&gt;count; l++) {</text:p>
      <text:p text:style-name="Preformatted_20_Text"><text:tab/><text:tab/><text:tab/><text:tab/><text:tab/><text:tab/><text:tab/><text:tab/><text:tab/>if(f-&gt;arr[l] == f2-&gt;arr[k]) {</text:p>
      <text:p text:style-name="Preformatted_20_Text"><text:tab/><text:tab/><text:tab/><text:tab/><text:tab/><text:tab/><text:tab/><text:tab/><text:tab/><text:tab/>flag = 1;</text:p>
      <text:p text:style-name="Preformatted_20_Text"><text:tab/><text:tab/><text:tab/><text:tab/><text:tab/><text:tab/><text:tab/><text:tab/><text:tab/>}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<text:tab/></text:p>
      <text:p text:style-name="Preformatted_20_Text"><text:tab/><text:tab/><text:tab/><text:tab/><text:tab/><text:tab/><text:tab/><text:tab/>if(!flag) {</text:p>
      <text:p text:style-name="Preformatted_20_Text"><text:tab/><text:tab/><text:tab/><text:tab/><text:tab/><text:tab/><text:tab/><text:tab/><text:tab/>f-&gt;arr[f-&gt;count++] = f2-&gt;arr[k];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}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><text:tab/><text:tab/><text:tab/><text:tab/>} else {</text:p>
      <text:p text:style-name="Preformatted_20_Text"><text:tab/><text:tab/><text:tab/><text:tab/><text:tab/>f-&gt;arr[f-&gt;count++] = grammar[i].rhs[j + 1];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return f;</text:p>
      <text:p text:style-name="Preformatted_20_Text">}</text:p>
      <text:p text:style-name="Preformatted_20_Text"/>
      <text:p text:style-name="Preformatted_20_Text">void main() {</text:p>
      <text:p text:style-name="Preformatted_20_Text"><text:tab/>int t = 0;</text:p>
      <text:p text:style-name="Preformatted_20_Text"><text:tab/>char non_terminals[10];</text:p>
      <text:p text:style-name="Preformatted_20_Text"><text:tab/></text:p>
      <text:p text:style-name="Preformatted_20_Text"><text:tab/>printf("Enter the number of productions: ");</text:p>
      <text:p text:style-name="Preformatted_20_Text"><text:tab/>scanf("%d", &amp;n);</text:p>
      <text:p text:style-name="Preformatted_20_Text"><text:tab/></text:p>
      <text:p text:style-name="Preformatted_20_Text"><text:tab/>printf("\nEnter the productions (Eg: S = aBc):\n");</text:p>
      <text:p text:style-name="Preformatted_20_Text"><text:soft-page-break/><text:tab/>for(int i = 0; i &lt; n; i++) {</text:p>
      <text:p text:style-name="Preformatted_20_Text"><text:tab/><text:tab/>scanf("%s = %s", grammar[i].lhs, grammar[i].rhs);</text:p>
      <text:p text:style-name="Preformatted_20_Text"><text:tab/>}</text:p>
      <text:p text:style-name="Preformatted_20_Text"><text:tab/></text:p>
      <text:p text:style-name="Preformatted_20_Text"><text:tab/>int flag;</text:p>
      <text:p text:style-name="Preformatted_20_Text"><text:tab/></text:p>
      <text:p text:style-name="Preformatted_20_Text"><text:tab/>// Adding the non-terminals</text:p>
      <text:p text:style-name="Preformatted_20_Text"><text:tab/>for(int i = 0; i &lt; n; i++) {</text:p>
      <text:p text:style-name="Preformatted_20_Text"><text:tab/><text:tab/>flag = 0;</text:p>
      <text:p text:style-name="Preformatted_20_Text"><text:tab/><text:tab/></text:p>
      <text:p text:style-name="Preformatted_20_Text"><text:tab/><text:tab/>for(int j = 0; j &lt; t; j++) {</text:p>
      <text:p text:style-name="Preformatted_20_Text"><text:tab/><text:tab/><text:tab/>if(non_terminals[j] == grammar[i].lhs[0])</text:p>
      <text:p text:style-name="Preformatted_20_Text"><text:tab/><text:tab/><text:tab/><text:tab/>flag = 1;</text:p>
      <text:p text:style-name="Preformatted_20_Text"><text:tab/><text:tab/>}</text:p>
      <text:p text:style-name="Preformatted_20_Text"><text:tab/><text:tab/></text:p>
      <text:p text:style-name="Preformatted_20_Text"><text:tab/><text:tab/>if(!flag) {</text:p>
      <text:p text:style-name="Preformatted_20_Text"><text:tab/><text:tab/><text:tab/>non_terminals[t++] = grammar[i].lhs[0];</text:p>
      <text:p text:style-name="Preformatted_20_Text"><text:tab/><text:tab/>}</text:p>
      <text:p text:style-name="Preformatted_20_Text"><text:tab/><text:tab/></text:p>
      <text:p text:style-name="Preformatted_20_Text"><text:tab/><text:tab/>for(int j = 0; j &lt; strlen(grammar[i].rhs); j++) {</text:p>
      <text:p text:style-name="Preformatted_20_Text"><text:tab/><text:tab/><text:tab/>if(grammar[i].rhs[j] &gt;= 'A' &amp;&amp; grammar[i].rhs[j] &lt;= 'Z') {</text:p>
      <text:p text:style-name="Preformatted_20_Text"><text:tab/><text:tab/><text:tab/><text:tab/>flag = 0;</text:p>
      <text:p text:style-name="Preformatted_20_Text"><text:tab/><text:tab/><text:tab/><text:tab/></text:p>
      <text:p text:style-name="Preformatted_20_Text"><text:tab/><text:tab/><text:tab/><text:tab/>for(int k = 0; k &lt; t; k++) {</text:p>
      <text:p text:style-name="Preformatted_20_Text"><text:tab/><text:tab/><text:tab/><text:tab/><text:tab/>if(non_terminals[k] == grammar[i].rhs[j])</text:p>
      <text:p text:style-name="Preformatted_20_Text"><text:tab/><text:tab/><text:tab/><text:tab/><text:tab/><text:tab/>flag = 1;</text:p>
      <text:p text:style-name="Preformatted_20_Text"><text:tab/><text:tab/><text:tab/><text:tab/>}</text:p>
      <text:p text:style-name="Preformatted_20_Text"><text:tab/><text:tab/><text:tab/><text:tab/></text:p>
      <text:p text:style-name="Preformatted_20_Text"><text:tab/><text:tab/><text:tab/><text:tab/>if(!flag) {</text:p>
      <text:p text:style-name="Preformatted_20_Text"><text:tab/><text:tab/><text:tab/><text:tab/><text:tab/>non_terminals[t++] = grammar[i].rhs[j];</text:p>
      <text:p text:style-name="Preformatted_20_Text"><text:tab/><text:tab/><text:tab/><text:tab/>}</text:p>
      <text:p text:style-name="Preformatted_20_Text"><text:tab/><text:tab/><text:tab/><text:tab/></text:p>
      <text:p text:style-name="Preformatted_20_Text"><text:tab/><text:tab/><text:tab/><text:tab/>continue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for(int i = 0; i &lt; t; i++) {</text:p>
      <text:p text:style-name="Preformatted_20_Text"><text:tab/><text:tab/>flag = 0;</text:p>
      <text:p text:style-name="Preformatted_20_Text"><text:tab/><text:tab/></text:p>
      <text:p text:style-name="Preformatted_20_Text"><text:tab/><text:tab/>int temp = n;</text:p>
      <text:p text:style-name="Preformatted_20_Text"><text:tab/><text:tab/></text:p>
      <text:p text:style-name="Preformatted_20_Text"><text:tab/><text:tab/>// Eliminating indirect left recursion</text:p>
      <text:p text:style-name="Preformatted_20_Text"><text:tab/><text:tab/>while(!flag) {</text:p>
      <text:p text:style-name="Preformatted_20_Text"><text:tab/><text:tab/><text:tab/>flag = 1;</text:p>
      <text:p text:style-name="Preformatted_20_Text"><text:tab/><text:tab/><text:tab/></text:p>
      <text:p text:style-name="Preformatted_20_Text"><text:tab/><text:tab/><text:tab/>for(int j = 0; j &lt; temp; j++) {</text:p>
      <text:p text:style-name="Preformatted_20_Text"><text:tab/><text:tab/><text:tab/><text:tab/>if(grammar[j].lhs[0] == non_terminals[i]) {</text:p>
      <text:p text:style-name="Preformatted_20_Text"><text:tab/><text:tab/><text:tab/><text:tab/><text:tab/>if(grammar[j].rhs[0] &gt;= 'A' &amp;&amp; grammar[j].rhs[0] &lt;= 'Z' &amp;&amp; grammar[j].rhs[0] &gt; non_terminals[i]) {</text:p>
      <text:p text:style-name="Preformatted_20_Text"><text:tab/><text:tab/><text:tab/><text:tab/><text:tab/><text:tab/>flag = 0;</text:p>
      <text:p text:style-name="Preformatted_20_Text"><text:tab/><text:tab/><text:tab/><text:tab/><text:tab/><text:tab/></text:p>
      <text:p text:style-name="Preformatted_20_Text"><text:tab/><text:tab/><text:tab/><text:tab/><text:tab/><text:tab/>for(int k = 0; k &lt; temp; k++) {</text:p>
      <text:p text:style-name="Preformatted_20_Text"><text:tab/><text:tab/><text:tab/><text:tab/><text:tab/><text:tab/><text:tab/>if(grammar[k].lhs[0] == grammar[j].rhs[0]) {</text:p>
      <text:p text:style-name="Preformatted_20_Text"><text:tab/><text:tab/><text:tab/><text:tab/><text:tab/><text:tab/><text:tab/><text:tab/>grammar[n].lhs[0] = non_terminals[i];</text:p>
      <text:p text:style-name="Preformatted_20_Text"><text:tab/><text:tab/><text:tab/><text:tab/><text:tab/><text:tab/><text:tab/><text:tab/>grammar[n].lhs[1] = '\0';</text:p>
      <text:p text:style-name="Preformatted_20_Text"><text:tab/><text:tab/><text:tab/><text:tab/><text:tab/><text:tab/><text:tab/><text:tab/>strcpy(grammar[n].rhs, grammar[k].rhs);</text:p>
      <text:p text:style-name="Preformatted_20_Text"><text:tab/><text:tab/><text:tab/><text:tab/><text:tab/><text:tab/><text:tab/><text:tab/>strcat(grammar[n].rhs, &amp;grammar[j].rhs[1]);</text:p>
      <text:p text:style-name="Preformatted_20_Text"><text:tab/><text:tab/><text:tab/><text:tab/><text:tab/><text:tab/><text:tab/><text:tab/>n++;</text:p>
      <text:p text:style-name="Preformatted_20_Text"><text:tab/><text:tab/><text:tab/><text:tab/><text:tab/><text:tab/><text:tab/>}</text:p>
      <text:p text:style-name="Preformatted_20_Text"><text:soft-page-break/><text:tab/><text:tab/><text:tab/><text:tab/><text:tab/><text:tab/>}</text:p>
      <text:p text:style-name="Preformatted_20_Text"><text:tab/><text:tab/><text:tab/><text:tab/><text:tab/><text:tab/></text:p>
      <text:p text:style-name="Preformatted_20_Text"><text:tab/><text:tab/><text:tab/><text:tab/><text:tab/><text:tab/>for(int k = j; k + 1 &lt; n; k++) {</text:p>
      <text:p text:style-name="Preformatted_20_Text"><text:tab/><text:tab/><text:tab/><text:tab/><text:tab/><text:tab/><text:tab/>strcpy(grammar[k].lhs, grammar[k + 1].lhs);</text:p>
      <text:p text:style-name="Preformatted_20_Text"><text:tab/><text:tab/><text:tab/><text:tab/><text:tab/><text:tab/><text:tab/>strcpy(grammar[k].rhs, grammar[k + 1].rhs);</text:p>
      <text:p text:style-name="Preformatted_20_Text"><text:tab/><text:tab/><text:tab/><text:tab/><text:tab/><text:tab/>}</text:p>
      <text:p text:style-name="Preformatted_20_Text"><text:tab/><text:tab/><text:tab/><text:tab/><text:tab/><text:tab/></text:p>
      <text:p text:style-name="Preformatted_20_Text"><text:tab/><text:tab/><text:tab/><text:tab/><text:tab/><text:tab/>temp--;</text:p>
      <text:p text:style-name="Preformatted_20_Text"><text:tab/><text:tab/><text:tab/><text:tab/><text:tab/><text:tab/>n--;</text:p>
      <text:p text:style-name="Preformatted_20_Text"><text:tab/><text:tab/><text:tab/><text:tab/><text:tab/><text:tab/>j--;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</text:p>
      <text:p text:style-name="Preformatted_20_Text"><text:tab/><text:tab/></text:p>
      <text:p text:style-name="Preformatted_20_Text"><text:tab/><text:tab/>// Eliminating direct left recursion</text:p>
      <text:p text:style-name="Preformatted_20_Text"><text:tab/><text:tab/>for(int l = 0; l &lt; n; l++) {</text:p>
      <text:p text:style-name="Preformatted_20_Text"><text:tab/><text:tab/><text:tab/>if(grammar[l].lhs[0] == non_terminals[i] &amp;&amp; grammar[l].lhs[0] == grammar[l].rhs[0]) {</text:p>
      <text:p text:style-name="Preformatted_20_Text"><text:tab/><text:tab/><text:tab/><text:tab/>for(int j = 0; ; j++) {</text:p>
      <text:p text:style-name="Preformatted_20_Text"><text:tab/><text:tab/><text:tab/><text:tab/><text:tab/>if(grammar[l].rhs[j + 1] == '\0') {</text:p>
      <text:p text:style-name="Preformatted_20_Text"><text:tab/><text:tab/><text:tab/><text:tab/><text:tab/><text:tab/>grammar[l].rhs[j] = temps[tempIndex];</text:p>
      <text:p text:style-name="Preformatted_20_Text"><text:tab/><text:tab/><text:tab/><text:tab/><text:tab/><text:tab/>break;</text:p>
      <text:p text:style-name="Preformatted_20_Text"><text:tab/><text:tab/><text:tab/><text:tab/><text:tab/>}</text:p>
      <text:p text:style-name="Preformatted_20_Text"><text:tab/><text:tab/><text:tab/><text:tab/><text:tab/></text:p>
      <text:p text:style-name="Preformatted_20_Text"><text:tab/><text:tab/><text:tab/><text:tab/><text:tab/>grammar[l].rhs[j] = grammar[l].rhs[j + 1];</text:p>
      <text:p text:style-name="Preformatted_20_Text"><text:tab/><text:tab/><text:tab/><text:tab/>}</text:p>
      <text:p text:style-name="Preformatted_20_Text"><text:tab/><text:tab/><text:tab/><text:tab/></text:p>
      <text:p text:style-name="Preformatted_20_Text"><text:tab/><text:tab/><text:tab/><text:tab/>for(int j = 0; j &lt; n; j++) {</text:p>
      <text:p text:style-name="Preformatted_20_Text"><text:tab/><text:tab/><text:tab/><text:tab/><text:tab/>if(j == l)</text:p>
      <text:p text:style-name="Preformatted_20_Text"><text:tab/><text:tab/><text:tab/><text:tab/><text:tab/><text:tab/>continue;</text:p>
      <text:p text:style-name="Preformatted_20_Text"><text:tab/><text:tab/><text:tab/><text:tab/><text:tab/></text:p>
      <text:p text:style-name="Preformatted_20_Text"><text:tab/><text:tab/><text:tab/><text:tab/><text:tab/>if(grammar[j].lhs[0] == grammar[l].lhs[0]) {</text:p>
      <text:p text:style-name="Preformatted_20_Text"><text:tab/><text:tab/><text:tab/><text:tab/><text:tab/><text:tab/>for(int k = 0; ; k++) {</text:p>
      <text:p text:style-name="Preformatted_20_Text"><text:tab/><text:tab/><text:tab/><text:tab/><text:tab/><text:tab/><text:tab/>if(grammar[j].rhs[k] == '\0') {</text:p>
      <text:p text:style-name="Preformatted_20_Text"><text:tab/><text:tab/><text:tab/><text:tab/><text:tab/><text:tab/><text:tab/><text:tab/>grammar[j].rhs[k] = temps[tempIndex];</text:p>
      <text:p text:style-name="Preformatted_20_Text"><text:tab/><text:tab/><text:tab/><text:tab/><text:tab/><text:tab/><text:tab/><text:tab/>grammar[j].rhs[k + 1] = '\0';</text:p>
      <text:p text:style-name="Preformatted_20_Text"><text:tab/><text:tab/><text:tab/><text:tab/><text:tab/><text:tab/><text:tab/><text:tab/>break;</text:p>
      <text:p text:style-name="Preformatted_20_Text"><text:tab/><text:tab/><text:tab/><text:tab/><text:tab/><text:tab/><text:tab/>}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<text:tab/></text:p>
      <text:p text:style-name="Preformatted_20_Text"><text:tab/><text:tab/><text:tab/><text:tab/>grammar[l].lhs[0] = temps[tempIndex];</text:p>
      <text:p text:style-name="Preformatted_20_Text"><text:tab/><text:tab/><text:tab/><text:tab/>grammar[n].lhs[0] = temps[tempIndex];</text:p>
      <text:p text:style-name="Preformatted_20_Text"><text:tab/><text:tab/><text:tab/><text:tab/>grammar[n].lhs[1] = '\0';</text:p>
      <text:p text:style-name="Preformatted_20_Text"><text:tab/><text:tab/><text:tab/><text:tab/>grammar[n].rhs[0] = 'e';</text:p>
      <text:p text:style-name="Preformatted_20_Text"><text:tab/><text:tab/><text:tab/><text:tab/>grammar[n].rhs[1] = '\0';</text:p>
      <text:p text:style-name="Preformatted_20_Text"><text:tab/><text:tab/><text:tab/><text:tab/>n++;</text:p>
      <text:p text:style-name="Preformatted_20_Text"><text:tab/><text:tab/><text:tab/><text:tab/>tempIndex++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printf("\nAfter eliminating direct and indirect left recursions\n");</text:p>
      <text:p text:style-name="Preformatted_20_Text"><text:tab/>for(int i = 0; i &lt; n; i++) {</text:p>
      <text:p text:style-name="Preformatted_20_Text"><text:tab/><text:tab/>printf("%s = %s\n", grammar[i].lhs, grammar[i].rhs);</text:p>
      <text:p text:style-name="Preformatted_20_Text"><text:tab/>}</text:p>
      <text:p text:style-name="Preformatted_20_Text"><text:tab/></text:p>
      <text:p text:style-name="Preformatted_20_Text"><text:tab/>// Adding the new non-terminals</text:p>
      <text:p text:style-name="Preformatted_20_Text"><text:tab/>for(int i = 0; i &lt; n; i++) {</text:p>
      <text:p text:style-name="Preformatted_20_Text"><text:soft-page-break/><text:tab/><text:tab/>flag = 0;</text:p>
      <text:p text:style-name="Preformatted_20_Text"><text:tab/><text:tab/></text:p>
      <text:p text:style-name="Preformatted_20_Text"><text:tab/><text:tab/>for(int j = 0; j &lt; t; j++) {</text:p>
      <text:p text:style-name="Preformatted_20_Text"><text:tab/><text:tab/><text:tab/>if(non_terminals[j] == grammar[i].lhs[0])</text:p>
      <text:p text:style-name="Preformatted_20_Text"><text:tab/><text:tab/><text:tab/><text:tab/>flag = 1;</text:p>
      <text:p text:style-name="Preformatted_20_Text"><text:tab/><text:tab/>}</text:p>
      <text:p text:style-name="Preformatted_20_Text"><text:tab/><text:tab/></text:p>
      <text:p text:style-name="Preformatted_20_Text"><text:tab/><text:tab/>if(!flag) {</text:p>
      <text:p text:style-name="Preformatted_20_Text"><text:tab/><text:tab/><text:tab/>non_terminals[t++] = grammar[i].lhs[0];</text:p>
      <text:p text:style-name="Preformatted_20_Text"><text:tab/><text:tab/>}</text:p>
      <text:p text:style-name="Preformatted_20_Text"><text:tab/><text:tab/></text:p>
      <text:p text:style-name="Preformatted_20_Text"><text:tab/><text:tab/>for(int j = 0; j &lt; strlen(grammar[i].rhs); j++) {</text:p>
      <text:p text:style-name="Preformatted_20_Text"><text:tab/><text:tab/><text:tab/>if(grammar[i].rhs[j] &gt;= 'A' &amp;&amp; grammar[i].rhs[j] &lt;= 'Z') {</text:p>
      <text:p text:style-name="Preformatted_20_Text"><text:tab/><text:tab/><text:tab/><text:tab/>flag = 0;</text:p>
      <text:p text:style-name="Preformatted_20_Text"><text:tab/><text:tab/><text:tab/><text:tab/></text:p>
      <text:p text:style-name="Preformatted_20_Text"><text:tab/><text:tab/><text:tab/><text:tab/>for(int k = 0; k &lt; t; k++) {</text:p>
      <text:p text:style-name="Preformatted_20_Text"><text:tab/><text:tab/><text:tab/><text:tab/><text:tab/>if(non_terminals[k] == grammar[i].rhs[j])</text:p>
      <text:p text:style-name="Preformatted_20_Text"><text:tab/><text:tab/><text:tab/><text:tab/><text:tab/><text:tab/>flag = 1;</text:p>
      <text:p text:style-name="Preformatted_20_Text"><text:tab/><text:tab/><text:tab/><text:tab/>}</text:p>
      <text:p text:style-name="Preformatted_20_Text"><text:tab/><text:tab/><text:tab/><text:tab/></text:p>
      <text:p text:style-name="Preformatted_20_Text"><text:tab/><text:tab/><text:tab/><text:tab/>if(!flag) {</text:p>
      <text:p text:style-name="Preformatted_20_Text"><text:tab/><text:tab/><text:tab/><text:tab/><text:tab/>non_terminals[t++] = grammar[i].rhs[j];</text:p>
      <text:p text:style-name="Preformatted_20_Text"><text:tab/><text:tab/><text:tab/><text:tab/>}</text:p>
      <text:p text:style-name="Preformatted_20_Text"><text:tab/><text:tab/><text:tab/><text:tab/></text:p>
      <text:p text:style-name="Preformatted_20_Text"><text:tab/><text:tab/><text:tab/><text:tab/>continue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firstStruct* f;</text:p>
      <text:p text:style-name="Preformatted_20_Text"><text:tab/>followStruct* fl;</text:p>
      <text:p text:style-name="Preformatted_20_Text"><text:tab/></text:p>
      <text:p text:style-name="Preformatted_20_Text"><text:tab/>// FIRST</text:p>
      <text:p text:style-name="Preformatted_20_Text"><text:tab/>printf("\n");</text:p>
      <text:p text:style-name="Preformatted_20_Text"><text:tab/>for(int i = 0; i &lt; t; i++) {</text:p>
      <text:p text:style-name="Preformatted_20_Text"><text:tab/><text:tab/>printf("FIRST(%c):", non_terminals[i]);</text:p>
      <text:p text:style-name="Preformatted_20_Text"><text:tab/><text:tab/></text:p>
      <text:p text:style-name="Preformatted_20_Text"><text:tab/><text:tab/>f = first(non_terminals[i]);</text:p>
      <text:p text:style-name="Preformatted_20_Text"><text:tab/><text:tab/></text:p>
      <text:p text:style-name="Preformatted_20_Text"><text:tab/><text:tab/>for(int j = 0; j &lt; f-&gt;count; j++) {</text:p>
      <text:p text:style-name="Preformatted_20_Text"><text:tab/><text:tab/><text:tab/>printf(" %c", f-&gt;arr[j]);</text:p>
      <text:p text:style-name="Preformatted_20_Text"><text:tab/><text:tab/>}</text:p>
      <text:p text:style-name="Preformatted_20_Text"><text:tab/><text:tab/></text:p>
      <text:p text:style-name="Preformatted_20_Text"><text:tab/><text:tab/>printf("\n");</text:p>
      <text:p text:style-name="Preformatted_20_Text"><text:tab/>}</text:p>
      <text:p text:style-name="Preformatted_20_Text"><text:tab/></text:p>
      <text:p text:style-name="Preformatted_20_Text"><text:tab/>// FOLLOW</text:p>
      <text:p text:style-name="Preformatted_20_Text"><text:tab/>printf("\n");</text:p>
      <text:p text:style-name="Preformatted_20_Text"><text:tab/>for(int i = 0; i &lt; t; i++) {</text:p>
      <text:p text:style-name="Preformatted_20_Text"><text:tab/><text:tab/>printf("FOLLOW(%c):", non_terminals[i]);</text:p>
      <text:p text:style-name="Preformatted_20_Text"><text:tab/><text:tab/></text:p>
      <text:p text:style-name="Preformatted_20_Text"><text:tab/><text:tab/>fl = follow(non_terminals[i]);</text:p>
      <text:p text:style-name="Preformatted_20_Text"><text:tab/><text:tab/></text:p>
      <text:p text:style-name="Preformatted_20_Text"><text:tab/><text:tab/>for(int j = 0; j &lt; fl-&gt;count; j++) {</text:p>
      <text:p text:style-name="Preformatted_20_Text"><text:tab/><text:tab/><text:tab/>printf(" %c", fl-&gt;arr[j]);</text:p>
      <text:p text:style-name="Preformatted_20_Text"><text:tab/><text:tab/>}</text:p>
      <text:p text:style-name="Preformatted_20_Text"><text:tab/><text:tab/></text:p>
      <text:p text:style-name="Preformatted_20_Text"><text:tab/><text:tab/>printf("\n");</text:p>
      <text:p text:style-name="Preformatted_20_Text"><text:tab/>}</text:p>
      <text:p text:style-name="Preformatted_20_Text">}</text:p>
      <text:p text:style-name="P2"/>
      <text:p text:style-name="P3"><text:soft-page-break/>OUTPUT</text:p>
      <text:p text:style-name="Standard">Enter the number of productions: 6</text:p>
      <text:p text:style-name="Standard"/>
      <text:p text:style-name="Standard">Enter the productions (Eg: S = aBc):</text:p>
      <text:p text:style-name="Standard">E = E+T</text:p>
      <text:p text:style-name="Standard">E = T</text:p>
      <text:p text:style-name="Standard">T = T*F</text:p>
      <text:p text:style-name="Standard">T = F</text:p>
      <text:p text:style-name="Standard">F = (E)</text:p>
      <text:p text:style-name="Standard">F = i</text:p>
      <text:p text:style-name="Standard"/>
      <text:p text:style-name="Standard">After eliminating direct and indirect left recursions</text:p>
      <text:p text:style-name="Standard">P = +TP</text:p>
      <text:p text:style-name="Standard">Q = *FQ</text:p>
      <text:p text:style-name="Standard">T = FQ</text:p>
      <text:p text:style-name="Standard">F = (E)</text:p>
      <text:p text:style-name="Standard">F = i</text:p>
      <text:p text:style-name="Standard">E = T*FP</text:p>
      <text:p text:style-name="Standard">E = FP</text:p>
      <text:p text:style-name="Standard">P = e</text:p>
      <text:p text:style-name="Standard">Q = e</text:p>
      <text:p text:style-name="Standard"/>
      <text:p text:style-name="Standard">FIRST(E): ( i</text:p>
      <text:p text:style-name="Standard">FIRST(T): ( i</text:p>
      <text:p text:style-name="Standard">FIRST(F): ( i</text:p>
      <text:p text:style-name="Standard">FIRST(P): + e</text:p>
      <text:p text:style-name="Standard">FIRST(Q): * e</text:p>
      <text:p text:style-name="Standard"/>
      <text:p text:style-name="Standard">FOLLOW(E): )</text:p>
      <text:p text:style-name="Standard">FOLLOW(T): + $ ) *</text:p>
      <text:p text:style-name="Standard">FOLLOW(F): * + $ )</text:p>
      <text:p text:style-name="Standard">FOLLOW(P): $ )</text:p>
      <text:p text:style-name="Standard">FOLLOW(Q): + $ ) *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PROGRAM CODE</text:p>
      <text:p text:style-name="Preformatted_20_Text">#include &lt;stdio.h&gt;</text:p>
      <text:p text:style-name="Preformatted_20_Text">#include &lt;string.h&gt;</text:p>
      <text:p text:style-name="Preformatted_20_Text"/>
      <text:p text:style-name="Preformatted_20_Text">typedef struct prod {</text:p>
      <text:p text:style-name="Preformatted_20_Text"><text:tab/>char lhs[10];</text:p>
      <text:p text:style-name="Preformatted_20_Text"><text:tab/>char rhs[10];</text:p>
      <text:p text:style-name="Preformatted_20_Text">} prod;</text:p>
      <text:p text:style-name="Preformatted_20_Text"/>
      <text:p text:style-name="Preformatted_20_Text">char input[30];</text:p>
      <text:p text:style-name="Preformatted_20_Text">int ip = 0;</text:p>
      <text:p text:style-name="Preformatted_20_Text"/>
      <text:p text:style-name="Preformatted_20_Text">int E();</text:p>
      <text:p text:style-name="Preformatted_20_Text">int Edash();</text:p>
      <text:p text:style-name="Preformatted_20_Text">int T();</text:p>
      <text:p text:style-name="Preformatted_20_Text">int Tdash();</text:p>
      <text:p text:style-name="Preformatted_20_Text">int F();</text:p>
      <text:p text:style-name="Preformatted_20_Text">void advance();</text:p>
      <text:p text:style-name="Preformatted_20_Text"/>
      <text:p text:style-name="Preformatted_20_Text">int E() {</text:p>
      <text:p text:style-name="Preformatted_20_Text"><text:tab/>if(T()) {</text:p>
      <text:p text:style-name="Preformatted_20_Text"><text:tab/><text:tab/>if(Edash()) {</text:p>
      <text:p text:style-name="Preformatted_20_Text"><text:tab/><text:tab/><text:tab/>return 1;</text:p>
      <text:p text:style-name="Preformatted_20_Text"><text:tab/><text:tab/>} else return 0;</text:p>
      <text:p text:style-name="Preformatted_20_Text"><text:tab/>} else return 0;</text:p>
      <text:p text:style-name="Preformatted_20_Text">}</text:p>
      <text:p text:style-name="Preformatted_20_Text"/>
      <text:p text:style-name="Preformatted_20_Text">int Edash() {</text:p>
      <text:p text:style-name="Preformatted_20_Text"><text:tab/>if(input[ip] == '+') {</text:p>
      <text:p text:style-name="Preformatted_20_Text"><text:tab/><text:tab/>advance();</text:p>
      <text:p text:style-name="Preformatted_20_Text"><text:tab/><text:tab/></text:p>
      <text:p text:style-name="Preformatted_20_Text"><text:tab/><text:tab/>if(T()) {</text:p>
      <text:p text:style-name="Preformatted_20_Text"><text:tab/><text:tab/><text:tab/>if(Edash()) {</text:p>
      <text:p text:style-name="Preformatted_20_Text"><text:tab/><text:tab/><text:tab/><text:tab/>return 1;</text:p>
      <text:p text:style-name="Preformatted_20_Text"><text:tab/><text:tab/><text:tab/>} else return 0;</text:p>
      <text:p text:style-name="Preformatted_20_Text"><text:tab/><text:tab/>} else return 0;</text:p>
      <text:p text:style-name="Preformatted_20_Text"><text:tab/>} else return 1;</text:p>
      <text:p text:style-name="Preformatted_20_Text">}</text:p>
      <text:p text:style-name="Preformatted_20_Text"/>
      <text:p text:style-name="Preformatted_20_Text">int T() {</text:p>
      <text:p text:style-name="Preformatted_20_Text"><text:tab/>if(F()) {</text:p>
      <text:p text:style-name="Preformatted_20_Text"><text:tab/><text:tab/>if(Tdash()) {</text:p>
      <text:p text:style-name="Preformatted_20_Text"><text:tab/><text:tab/><text:tab/>return 1;</text:p>
      <text:p text:style-name="Preformatted_20_Text"><text:tab/><text:tab/>} else return 0;</text:p>
      <text:p text:style-name="Preformatted_20_Text"><text:tab/>} else return 0;</text:p>
      <text:p text:style-name="Preformatted_20_Text">}</text:p>
      <text:p text:style-name="Preformatted_20_Text"/>
      <text:p text:style-name="Preformatted_20_Text">int Tdash() {</text:p>
      <text:p text:style-name="Preformatted_20_Text"><text:tab/>if(input[ip] == '*') {</text:p>
      <text:p text:style-name="Preformatted_20_Text"><text:tab/><text:tab/>advance();</text:p>
      <text:p text:style-name="Preformatted_20_Text"><text:tab/><text:tab/></text:p>
      <text:p text:style-name="Preformatted_20_Text"><text:tab/><text:tab/>if(F()) {</text:p>
      <text:p text:style-name="Preformatted_20_Text"><text:tab/><text:tab/><text:tab/>if(Tdash()) {</text:p>
      <text:p text:style-name="Preformatted_20_Text"><text:tab/><text:tab/><text:tab/><text:tab/>return 1;</text:p>
      <text:p text:style-name="Preformatted_20_Text"><text:tab/><text:tab/><text:tab/>} else return 0;</text:p>
      <text:p text:style-name="Preformatted_20_Text"><text:tab/><text:tab/>} else return 0;</text:p>
      <text:p text:style-name="Preformatted_20_Text"><text:tab/>} else return 1;</text:p>
      <text:p text:style-name="Preformatted_20_Text">}</text:p>
      <text:p text:style-name="Preformatted_20_Text"/>
      <text:p text:style-name="Preformatted_20_Text">int F() {</text:p>
      <text:p text:style-name="Preformatted_20_Text"><text:tab/>if(input[ip] == '(') {</text:p>
      <text:p text:style-name="Preformatted_20_Text"><text:tab/><text:tab/>advance();</text:p>
      <text:p text:style-name="Preformatted_20_Text"><text:soft-page-break/><text:tab/><text:tab/></text:p>
      <text:p text:style-name="Preformatted_20_Text"><text:tab/><text:tab/>if(E()) {</text:p>
      <text:p text:style-name="Preformatted_20_Text"><text:tab/><text:tab/><text:tab/>if(input[ip] == ')') {</text:p>
      <text:p text:style-name="Preformatted_20_Text"><text:tab/><text:tab/><text:tab/><text:tab/>advance();</text:p>
      <text:p text:style-name="Preformatted_20_Text"><text:tab/><text:tab/><text:tab/><text:tab/></text:p>
      <text:p text:style-name="Preformatted_20_Text"><text:tab/><text:tab/><text:tab/><text:tab/>return 1;</text:p>
      <text:p text:style-name="Preformatted_20_Text"><text:tab/><text:tab/><text:tab/>} else return 0;</text:p>
      <text:p text:style-name="Preformatted_20_Text"><text:tab/><text:tab/>} else return 0;</text:p>
      <text:p text:style-name="Preformatted_20_Text"><text:tab/>} else if(input[ip] == 'i') {</text:p>
      <text:p text:style-name="Preformatted_20_Text"><text:tab/><text:tab/>advance();</text:p>
      <text:p text:style-name="Preformatted_20_Text"><text:tab/><text:tab/></text:p>
      <text:p text:style-name="Preformatted_20_Text"><text:tab/><text:tab/>return 1;</text:p>
      <text:p text:style-name="Preformatted_20_Text"><text:tab/>} else return 0;</text:p>
      <text:p text:style-name="Preformatted_20_Text">}</text:p>
      <text:p text:style-name="Preformatted_20_Text"/>
      <text:p text:style-name="Preformatted_20_Text">void advance() {</text:p>
      <text:p text:style-name="Preformatted_20_Text"><text:tab/>ip++;</text:p>
      <text:p text:style-name="Preformatted_20_Text">}</text:p>
      <text:p text:style-name="Preformatted_20_Text"/>
      <text:p text:style-name="Preformatted_20_Text">void main() {</text:p>
      <text:p text:style-name="Preformatted_20_Text"><text:tab/>printf("Enter input string: ");</text:p>
      <text:p text:style-name="Preformatted_20_Text"><text:tab/>scanf("%s", input);</text:p>
      <text:p text:style-name="Preformatted_20_Text"><text:tab/></text:p>
      <text:p text:style-name="Preformatted_20_Text"><text:tab/>if(E() &amp;&amp; ip == strlen(input)) printf("Accepted.\n");</text:p>
      <text:p text:style-name="Preformatted_20_Text"><text:tab/>else printf("Rejected!\n");</text:p>
      <text:p text:style-name="Preformatted_20_Text">}</text:p>
      <text:p text:style-name="Text_20_body"/>
      <text:p text:style-name="P4">OUTPUT</text:p>
      <text:p text:style-name="Standard">Enter input string: i+(i*(i+(i)*(i+i)))</text:p>
      <text:p text:style-name="Standard">Accepted.</text:p>
      <text:p text:style-name="Standard"/>
      <text:p text:style-name="Standard">Enter input string: i*i)</text:p>
      <text:p text:style-name="Standard">Rejected!</text:p>
      <text:p text:style-name="Standard"/>
      <text:p text:style-name="Standard">Enter input string: (i+(i*i)</text:p>
      <text:p text:style-name="Standard">Rejected!</text:p>
      <text:p text:style-name="Standard"/>
      <text:p text:style-name="Standard">Enter input string: (i+(i*i))</text:p>
      <text:p text:style-name="Standard">Accept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PROGRAM CODE</text:p>
      <text:p text:style-name="Preformatted_20_Text">#include &lt;stdio.h&gt;</text:p>
      <text:p text:style-name="Preformatted_20_Text">#include &lt;string.h&gt;</text:p>
      <text:p text:style-name="Preformatted_20_Text"/>
      <text:p text:style-name="Preformatted_20_Text">#define MAX 20</text:p>
      <text:p text:style-name="Preformatted_20_Text"/>
      <text:p text:style-name="Preformatted_20_Text">typedef struct stack {</text:p>
      <text:p text:style-name="Preformatted_20_Text"><text:tab/>int top;</text:p>
      <text:p text:style-name="Preformatted_20_Text"><text:tab/>char arr[MAX];</text:p>
      <text:p text:style-name="Preformatted_20_Text">} stack;</text:p>
      <text:p text:style-name="Preformatted_20_Text"/>
      <text:p text:style-name="Preformatted_20_Text">typedef struct prod {</text:p>
      <text:p text:style-name="Preformatted_20_Text"><text:tab/>char lhs[MAX];</text:p>
      <text:p text:style-name="Preformatted_20_Text"><text:tab/>char rhs[MAX];</text:p>
      <text:p text:style-name="Preformatted_20_Text">} prod;</text:p>
      <text:p text:style-name="Preformatted_20_Text"/>
      <text:p text:style-name="Preformatted_20_Text">char terminals[10];</text:p>
      <text:p text:style-name="Preformatted_20_Text">int t = 0;</text:p>
      <text:p text:style-name="Preformatted_20_Text"/>
      <text:p text:style-name="Preformatted_20_Text">void initStack(stack* st) {</text:p>
      <text:p text:style-name="Preformatted_20_Text"><text:tab/>st-&gt;top = -1;</text:p>
      <text:p text:style-name="Preformatted_20_Text">}</text:p>
      <text:p text:style-name="Preformatted_20_Text"/>
      <text:p text:style-name="Preformatted_20_Text">void push(stack* st, char c) {</text:p>
      <text:p text:style-name="Preformatted_20_Text"><text:tab/>st-&gt;arr[++st-&gt;top] = c;</text:p>
      <text:p text:style-name="Preformatted_20_Text">}</text:p>
      <text:p text:style-name="Preformatted_20_Text"/>
      <text:p text:style-name="Preformatted_20_Text">char pop(stack* st) {</text:p>
      <text:p text:style-name="Preformatted_20_Text"><text:tab/>char c = st-&gt;arr[st-&gt;top--];</text:p>
      <text:p text:style-name="Preformatted_20_Text"><text:tab/>return c;</text:p>
      <text:p text:style-name="Preformatted_20_Text">}</text:p>
      <text:p text:style-name="Preformatted_20_Text"/>
      <text:p text:style-name="Preformatted_20_Text">char seek(stack* st) {</text:p>
      <text:p text:style-name="Preformatted_20_Text"><text:tab/>return st-&gt;arr[st-&gt;top];</text:p>
      <text:p text:style-name="Preformatted_20_Text">}</text:p>
      <text:p text:style-name="Preformatted_20_Text"/>
      <text:p text:style-name="Preformatted_20_Text">int checkAccept(stack* st, char c, char start) {</text:p>
      <text:p text:style-name="Preformatted_20_Text"><text:tab/>if(st-&gt;arr[st-&gt;top] == start &amp;&amp; st-&gt;arr[st-&gt;top - 1] == '$' &amp;&amp; c == '$')</text:p>
      <text:p text:style-name="Preformatted_20_Text"><text:tab/><text:tab/>return 1;</text:p>
      <text:p text:style-name="Preformatted_20_Text"><text:tab/>return 0;</text:p>
      <text:p text:style-name="Preformatted_20_Text">}</text:p>
      <text:p text:style-name="Preformatted_20_Text"/>
      <text:p text:style-name="Preformatted_20_Text">void main() {</text:p>
      <text:p text:style-name="Preformatted_20_Text"><text:tab/>int n;</text:p>
      <text:p text:style-name="Preformatted_20_Text"><text:tab/>prod grammar[30];</text:p>
      <text:p text:style-name="Preformatted_20_Text"><text:tab/></text:p>
      <text:p text:style-name="Preformatted_20_Text"><text:tab/>printf("Enter the number of productions: ");</text:p>
      <text:p text:style-name="Preformatted_20_Text"><text:tab/>scanf("%d", &amp;n);</text:p>
      <text:p text:style-name="Preformatted_20_Text"><text:tab/></text:p>
      <text:p text:style-name="Preformatted_20_Text"><text:tab/>printf("\nEnter the productions (Eg: S = aBc):\n");</text:p>
      <text:p text:style-name="Preformatted_20_Text"><text:tab/>for(int i = 0; i &lt; n; i++) {</text:p>
      <text:p text:style-name="Preformatted_20_Text"><text:tab/><text:tab/>scanf("%s = %s", grammar[i].lhs, grammar[i].rhs);</text:p>
      <text:p text:style-name="Preformatted_20_Text"><text:tab/>}</text:p>
      <text:p text:style-name="Preformatted_20_Text"><text:tab/></text:p>
      <text:p text:style-name="Preformatted_20_Text"><text:tab/>printf("\nNB: Due to Shift-Reduce and Reduce-Reduce conflicts, the outputs may be incorrect.\n");</text:p>
      <text:p text:style-name="Preformatted_20_Text"><text:tab/></text:p>
      <text:p text:style-name="Preformatted_20_Text"><text:tab/>while(1) {</text:p>
      <text:p text:style-name="Preformatted_20_Text"><text:tab/><text:tab/>stack st;</text:p>
      <text:p text:style-name="Preformatted_20_Text"><text:tab/><text:tab/>char input[20];</text:p>
      <text:p text:style-name="Preformatted_20_Text"><text:tab/><text:tab/>int ip = 0;</text:p>
      <text:p text:style-name="Preformatted_20_Text"><text:tab/><text:tab/>printf("\nEnter the input string: ");</text:p>
      <text:p text:style-name="Preformatted_20_Text"><text:soft-page-break/><text:tab/><text:tab/>scanf("%s", input);</text:p>
      <text:p text:style-name="Preformatted_20_Text"/>
      <text:p text:style-name="Preformatted_20_Text"><text:tab/><text:tab/>initStack(&amp;st);</text:p>
      <text:p text:style-name="Preformatted_20_Text"/>
      <text:p text:style-name="Preformatted_20_Text"><text:tab/><text:tab/>push(&amp;st, '$');</text:p>
      <text:p text:style-name="Preformatted_20_Text"/>
      <text:p text:style-name="Preformatted_20_Text"><text:tab/><text:tab/>input[strlen(input) + 1] = '\0';</text:p>
      <text:p text:style-name="Preformatted_20_Text"><text:tab/><text:tab/>input[strlen(input)] = '$';</text:p>
      <text:p text:style-name="Preformatted_20_Text"><text:tab/><text:tab/></text:p>
      <text:p text:style-name="Preformatted_20_Text"><text:tab/><text:tab/>char c;</text:p>
      <text:p text:style-name="Preformatted_20_Text"><text:tab/><text:tab/>char str[MAX];</text:p>
      <text:p text:style-name="Preformatted_20_Text"><text:tab/><text:tab/>int ip1 = -1, flag = 0, flag1 = 0;</text:p>
      <text:p text:style-name="Preformatted_20_Text"/>
      <text:p text:style-name="Preformatted_20_Text"><text:tab/><text:tab/>while(1) {</text:p>
      <text:p text:style-name="Preformatted_20_Text"><text:tab/><text:tab/><text:tab/>while(1) {</text:p>
      <text:p text:style-name="Preformatted_20_Text"><text:tab/><text:tab/><text:tab/><text:tab/>c = pop(&amp;st);</text:p>
      <text:p text:style-name="Preformatted_20_Text"><text:tab/><text:tab/><text:tab/><text:tab/></text:p>
      <text:p text:style-name="Preformatted_20_Text"><text:tab/><text:tab/><text:tab/><text:tab/>if(c == '$') {</text:p>
      <text:p text:style-name="Preformatted_20_Text"><text:tab/><text:tab/><text:tab/><text:tab/><text:tab/>push(&amp;st, c);</text:p>
      <text:p text:style-name="Preformatted_20_Text"><text:tab/><text:tab/><text:tab/><text:tab/><text:tab/></text:p>
      <text:p text:style-name="Preformatted_20_Text"><text:tab/><text:tab/><text:tab/><text:tab/><text:tab/>for(int i = 0; i &lt;= ip1; i++) {</text:p>
      <text:p text:style-name="Preformatted_20_Text"><text:tab/><text:tab/><text:tab/><text:tab/><text:tab/><text:tab/>push(&amp;st, str[i]);</text:p>
      <text:p text:style-name="Preformatted_20_Text"><text:tab/><text:tab/><text:tab/><text:tab/><text:tab/>}</text:p>
      <text:p text:style-name="Preformatted_20_Text"><text:tab/><text:tab/><text:tab/><text:tab/><text:tab/></text:p>
      <text:p text:style-name="Preformatted_20_Text"><text:tab/><text:tab/><text:tab/><text:tab/><text:tab/>ip1 = -1;</text:p>
      <text:p text:style-name="Preformatted_20_Text"><text:tab/><text:tab/><text:tab/><text:tab/><text:tab/>c = input[ip++];</text:p>
      <text:p text:style-name="Preformatted_20_Text"><text:tab/><text:tab/><text:tab/><text:tab/><text:tab/></text:p>
      <text:p text:style-name="Preformatted_20_Text"><text:tab/><text:tab/><text:tab/><text:tab/><text:tab/>if(c == '$') {</text:p>
      <text:p text:style-name="Preformatted_20_Text"><text:tab/><text:tab/><text:tab/><text:tab/><text:tab/><text:tab/>// REJECT</text:p>
      <text:p text:style-name="Preformatted_20_Text"><text:tab/><text:tab/><text:tab/><text:tab/><text:tab/><text:tab/></text:p>
      <text:p text:style-name="Preformatted_20_Text"><text:tab/><text:tab/><text:tab/><text:tab/><text:tab/><text:tab/>printf("Rejected!\n");</text:p>
      <text:p text:style-name="Preformatted_20_Text"><text:tab/><text:tab/><text:tab/><text:tab/><text:tab/><text:tab/>flag1 = 1;</text:p>
      <text:p text:style-name="Preformatted_20_Text"><text:tab/><text:tab/><text:tab/><text:tab/><text:tab/>} else {</text:p>
      <text:p text:style-name="Preformatted_20_Text"><text:tab/><text:tab/><text:tab/><text:tab/><text:tab/><text:tab/>// SHIFT</text:p>
      <text:p text:style-name="Preformatted_20_Text"><text:tab/><text:tab/><text:tab/><text:tab/><text:tab/><text:tab/></text:p>
      <text:p text:style-name="Preformatted_20_Text"><text:tab/><text:tab/><text:tab/><text:tab/><text:tab/><text:tab/>push(&amp;st, c);</text:p>
      <text:p text:style-name="Preformatted_20_Text"><text:tab/><text:tab/><text:tab/><text:tab/><text:tab/>}</text:p>
      <text:p text:style-name="Preformatted_20_Text"><text:tab/><text:tab/><text:tab/><text:tab/><text:tab/></text:p>
      <text:p text:style-name="Preformatted_20_Text"><text:tab/><text:tab/><text:tab/><text:tab/><text:tab/>break;</text:p>
      <text:p text:style-name="Preformatted_20_Text"><text:tab/><text:tab/><text:tab/><text:tab/>} else {</text:p>
      <text:p text:style-name="Preformatted_20_Text"><text:tab/><text:tab/><text:tab/><text:tab/><text:tab/>ip1++;</text:p>
      <text:p text:style-name="Preformatted_20_Text"><text:tab/><text:tab/><text:tab/><text:tab/><text:tab/>str[ip1 + 1] = '\0';</text:p>
      <text:p text:style-name="Preformatted_20_Text"><text:tab/><text:tab/><text:tab/><text:tab/><text:tab/></text:p>
      <text:p text:style-name="Preformatted_20_Text"><text:tab/><text:tab/><text:tab/><text:tab/><text:tab/>for(int i = ip1; i &gt; 0; i--) {</text:p>
      <text:p text:style-name="Preformatted_20_Text"><text:tab/><text:tab/><text:tab/><text:tab/><text:tab/><text:tab/>str[i] = str[i - 1];<text:tab/><text:tab/><text:tab/></text:p>
      <text:p text:style-name="Preformatted_20_Text"><text:tab/><text:tab/><text:tab/><text:tab/><text:tab/>}</text:p>
      <text:p text:style-name="Preformatted_20_Text"><text:tab/><text:tab/><text:tab/><text:tab/><text:tab/></text:p>
      <text:p text:style-name="Preformatted_20_Text"><text:tab/><text:tab/><text:tab/><text:tab/><text:tab/>str[0] = c;</text:p>
      <text:p text:style-name="Preformatted_20_Text"><text:tab/><text:tab/><text:tab/><text:tab/><text:tab/></text:p>
      <text:p text:style-name="Preformatted_20_Text"><text:tab/><text:tab/><text:tab/><text:tab/><text:tab/>flag = 0;</text:p>
      <text:p text:style-name="Preformatted_20_Text"><text:tab/><text:tab/><text:tab/><text:tab/><text:tab/></text:p>
      <text:p text:style-name="Preformatted_20_Text"><text:tab/><text:tab/><text:tab/><text:tab/><text:tab/>for(int i = 0; i &lt; n; i++) {</text:p>
      <text:p text:style-name="Preformatted_20_Text"><text:tab/><text:tab/><text:tab/><text:tab/><text:tab/><text:tab/>if(!strcmp(grammar[i].rhs, str)) {</text:p>
      <text:p text:style-name="Preformatted_20_Text"><text:tab/><text:tab/><text:tab/><text:tab/><text:tab/><text:tab/><text:tab/>// REDUCE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push(&amp;st, grammar[i].lhs[0]);</text:p>
      <text:p text:style-name="Preformatted_20_Text"><text:tab/><text:tab/><text:tab/><text:tab/><text:tab/><text:tab/><text:tab/>ip1 = -1;</text:p>
      <text:p text:style-name="Preformatted_20_Text"><text:tab/><text:tab/><text:tab/><text:tab/><text:tab/><text:tab/><text:tab/>flag = 1;</text:p>
      <text:p text:style-name="Preformatted_20_Text"><text:tab/><text:tab/><text:tab/><text:tab/><text:tab/><text:tab/><text:tab/>break;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><text:tab/><text:tab/><text:tab/><text:tab/><text:tab/></text:p>
      <text:p text:style-name="Preformatted_20_Text"><text:tab/><text:tab/><text:tab/><text:tab/><text:tab/>if(flag) {</text:p>
      <text:p text:style-name="Preformatted_20_Text"><text:tab/><text:tab/><text:tab/><text:tab/><text:tab/><text:tab/>break;</text:p>
      <text:p text:style-name="Preformatted_20_Text"><text:soft-page-break/><text:tab/><text:tab/><text:tab/><text:tab/><text:tab/>}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if(flag1) break;</text:p>
      <text:p text:style-name="Preformatted_20_Text"/>
      <text:p text:style-name="Preformatted_20_Text"><text:tab/><text:tab/><text:tab/>if(checkAccept(&amp;st, input[ip], grammar[0].lhs[0])) {</text:p>
      <text:p text:style-name="Preformatted_20_Text"><text:tab/><text:tab/><text:tab/><text:tab/>// ACCEPT</text:p>
      <text:p text:style-name="Preformatted_20_Text"><text:tab/><text:tab/><text:tab/><text:tab/></text:p>
      <text:p text:style-name="Preformatted_20_Text"><text:tab/><text:tab/><text:tab/><text:tab/>printf("Accepted.\n");</text:p>
      <text:p text:style-name="Preformatted_20_Text"><text:tab/><text:tab/><text:tab/><text:tab/>break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}</text:p>
      <text:p text:style-name="Text_20_body"/>
      <text:p text:style-name="P5">OUTPUT</text:p>
      <text:p text:style-name="Standard">Enter the number of productions: 4</text:p>
      <text:p text:style-name="Standard"/>
      <text:p text:style-name="Standard">Enter the productions (Eg: S = aBc):</text:p>
      <text:p text:style-name="Standard">S = S+S</text:p>
      <text:p text:style-name="Standard">S = S-S</text:p>
      <text:p text:style-name="Standard">S = (S)</text:p>
      <text:p text:style-name="Standard">S = i </text:p>
      <text:p text:style-name="Standard"/>
      <text:p text:style-name="Standard">NB: Due to Shift-Reduce and Reduce-Reduce conflicts, the outputs may be incorrect.</text:p>
      <text:p text:style-name="Standard"/>
      <text:p text:style-name="Standard">Enter the input string: i+i-i</text:p>
      <text:p text:style-name="Standard">Accepted.</text:p>
      <text:p text:style-name="Standard"/>
      <text:p text:style-name="Standard">Enter the input string: (i+(i-i)</text:p>
      <text:p text:style-name="Standard">Rejected!</text:p>
      <text:p text:style-name="Standard"/>
      <text:p text:style-name="Standard">Enter the input string: (i+(i-i))</text:p>
      <text:p text:style-name="Standard">Accepted.</text:p>
      <text:p text:style-name="Standard"/>
      <text:p text:style-name="Standard"/>
      <text:p text:style-name="P12">PROGRAM CODE</text:p>
      <text:p text:style-name="Preformatted_20_Text">#include &lt;stdio.h&gt;</text:p>
      <text:p text:style-name="Preformatted_20_Text">#include &lt;string.h&gt;</text:p>
      <text:p text:style-name="Preformatted_20_Text">#include &lt;stdlib.h&gt;</text:p>
      <text:p text:style-name="Preformatted_20_Text"/>
      <text:p text:style-name="Preformatted_20_Text">typedef struct statement {</text:p>
      <text:p text:style-name="Preformatted_20_Text"><text:tab/>char lhs[2];</text:p>
      <text:p text:style-name="Preformatted_20_Text"><text:tab/>char rhs[30];</text:p>
      <text:p text:style-name="Preformatted_20_Text">} statement;</text:p>
      <text:p text:style-name="Preformatted_20_Text"/>
      <text:p text:style-name="Preformatted_20_Text">typedef struct map {</text:p>
      <text:p text:style-name="Preformatted_20_Text"><text:tab/>char c;</text:p>
      <text:p text:style-name="Preformatted_20_Text"><text:tab/>char val[8];</text:p>
      <text:p text:style-name="Preformatted_20_Text">} map;</text:p>
      <text:p text:style-name="Preformatted_20_Text"/>
      <text:p text:style-name="Preformatted_20_Text">map m[100];</text:p>
      <text:p text:style-name="Preformatted_20_Text">int k = 0;</text:p>
      <text:p text:style-name="Preformatted_20_Text"/>
      <text:p text:style-name="Preformatted_20_Text"><text:soft-page-break/>int isConstant(char str[]) {</text:p>
      <text:p text:style-name="Preformatted_20_Text"><text:tab/>for(int i = 0; i &lt; strlen(str); i++) {</text:p>
      <text:p text:style-name="Preformatted_20_Text"><text:tab/><text:tab/>if(str[i] == '-') {</text:p>
      <text:p text:style-name="Preformatted_20_Text"><text:tab/><text:tab/><text:tab/>if(i != 0)</text:p>
      <text:p text:style-name="Preformatted_20_Text"><text:tab/><text:tab/><text:tab/><text:tab/>return 0;</text:p>
      <text:p text:style-name="Preformatted_20_Text"><text:tab/><text:tab/>} else if(str[i] &lt; '0' || str[i] &gt; '9')</text:p>
      <text:p text:style-name="Preformatted_20_Text"><text:tab/><text:tab/><text:tab/>return 0;</text:p>
      <text:p text:style-name="Preformatted_20_Text"><text:tab/>}</text:p>
      <text:p text:style-name="Preformatted_20_Text"><text:tab/></text:p>
      <text:p text:style-name="Preformatted_20_Text"><text:tab/>return 1;</text:p>
      <text:p text:style-name="Preformatted_20_Text">}</text:p>
      <text:p text:style-name="Preformatted_20_Text"/>
      <text:p text:style-name="Preformatted_20_Text">int mapContains(char c) {</text:p>
      <text:p text:style-name="Preformatted_20_Text"><text:tab/>for(int i = 0; i &lt; k; i++) {</text:p>
      <text:p text:style-name="Preformatted_20_Text"><text:tab/><text:tab/>if(m[i].c == c)</text:p>
      <text:p text:style-name="Preformatted_20_Text"><text:tab/><text:tab/><text:tab/>return 1;</text:p>
      <text:p text:style-name="Preformatted_20_Text"><text:tab/>}</text:p>
      <text:p text:style-name="Preformatted_20_Text"><text:tab/></text:p>
      <text:p text:style-name="Preformatted_20_Text"><text:tab/>return 0;</text:p>
      <text:p text:style-name="Preformatted_20_Text">}</text:p>
      <text:p text:style-name="Preformatted_20_Text"/>
      <text:p text:style-name="Preformatted_20_Text">void mapAdd(char c, char* val) {</text:p>
      <text:p text:style-name="Preformatted_20_Text"><text:tab/>m[k].c = c;</text:p>
      <text:p text:style-name="Preformatted_20_Text"><text:tab/>strcpy(m[k].val, val);</text:p>
      <text:p text:style-name="Preformatted_20_Text"><text:tab/>k++;</text:p>
      <text:p text:style-name="Preformatted_20_Text">}</text:p>
      <text:p text:style-name="Preformatted_20_Text"/>
      <text:p text:style-name="Preformatted_20_Text">char* mapGet(char c) {</text:p>
      <text:p text:style-name="Preformatted_20_Text"><text:tab/>for(int i = 0; i &lt; k; i++) {</text:p>
      <text:p text:style-name="Preformatted_20_Text"><text:tab/><text:tab/>if(m[i].c == c)</text:p>
      <text:p text:style-name="Preformatted_20_Text"><text:tab/><text:tab/><text:tab/>return m[i].val;</text:p>
      <text:p text:style-name="Preformatted_20_Text"><text:tab/>}</text:p>
      <text:p text:style-name="Preformatted_20_Text">}</text:p>
      <text:p text:style-name="Preformatted_20_Text"/>
      <text:p text:style-name="Preformatted_20_Text">void propogate(char rhs[]) {</text:p>
      <text:p text:style-name="Preformatted_20_Text"><text:tab/>for(int i = 0; i &lt; strlen(rhs); i++) {</text:p>
      <text:p text:style-name="Preformatted_20_Text"><text:tab/><text:tab/>if(mapContains(rhs[i])) {</text:p>
      <text:p text:style-name="Preformatted_20_Text"><text:tab/><text:tab/><text:tab/>char str[8];</text:p>
      <text:p text:style-name="Preformatted_20_Text"><text:tab/><text:tab/><text:tab/>strcpy(str, mapGet(rhs[i]));</text:p>
      <text:p text:style-name="Preformatted_20_Text"><text:tab/><text:tab/><text:tab/></text:p>
      <text:p text:style-name="Preformatted_20_Text"><text:tab/><text:tab/><text:tab/>for(int j = strlen(rhs) + strlen(str) - 1; j &gt; i; j--) {</text:p>
      <text:p text:style-name="Preformatted_20_Text"><text:tab/><text:tab/><text:tab/><text:tab/>rhs[j] = rhs[j - strlen(str) + 1]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for(int j = 0; j &lt; strlen(str); j++) {</text:p>
      <text:p text:style-name="Preformatted_20_Text"><text:tab/><text:tab/><text:tab/><text:tab/>rhs[i + j] = str[j]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/>
      <text:p text:style-name="Preformatted_20_Text">void main() {</text:p>
      <text:p text:style-name="Preformatted_20_Text"><text:tab/>int n;</text:p>
      <text:p text:style-name="Preformatted_20_Text"><text:tab/></text:p>
      <text:p text:style-name="Preformatted_20_Text"><text:tab/>printf("Enter the number of statements: ");</text:p>
      <text:p text:style-name="Preformatted_20_Text"><text:tab/>scanf("%d", &amp;n);</text:p>
      <text:p text:style-name="Preformatted_20_Text"><text:tab/>statement statements[n];</text:p>
      <text:p text:style-name="Preformatted_20_Text"><text:tab/></text:p>
      <text:p text:style-name="Preformatted_20_Text"><text:tab/>printf("Enter the statements:\n");</text:p>
      <text:p text:style-name="Preformatted_20_Text"><text:tab/>for(int i = 0; i &lt; n; i++) {</text:p>
      <text:p text:style-name="Preformatted_20_Text"><text:tab/><text:tab/>scanf("%s = %s", statements[i].lhs, statements[i].rhs);</text:p>
      <text:p text:style-name="Preformatted_20_Text"><text:tab/><text:tab/></text:p>
      <text:p text:style-name="Preformatted_20_Text"><text:tab/><text:tab/>if(isConstant(statements[i].rhs)) {</text:p>
      <text:p text:style-name="Preformatted_20_Text"><text:tab/><text:tab/><text:tab/>mapAdd(statements[i].lhs[0], statements[i].rhs);</text:p>
      <text:p text:style-name="Preformatted_20_Text"><text:soft-page-break/><text:tab/><text:tab/>}</text:p>
      <text:p text:style-name="Preformatted_20_Text"><text:tab/><text:tab/></text:p>
      <text:p text:style-name="Preformatted_20_Text"><text:tab/><text:tab/>propogate(statements[i].rhs);</text:p>
      <text:p text:style-name="Preformatted_20_Text"><text:tab/>}</text:p>
      <text:p text:style-name="Preformatted_20_Text"><text:tab/></text:p>
      <text:p text:style-name="Preformatted_20_Text"><text:tab/>printf("\nAfter Constant Propogation\n");</text:p>
      <text:p text:style-name="Preformatted_20_Text"><text:tab/>for(int i = 0; i &lt; n; i++) {</text:p>
      <text:p text:style-name="Preformatted_20_Text"><text:tab/><text:tab/>printf("%s = %s\n", statements[i].lhs, statements[i].rhs);</text:p>
      <text:p text:style-name="Preformatted_20_Text"><text:tab/>}</text:p>
      <text:p text:style-name="Preformatted_20_Text">}</text:p>
      <text:p text:style-name="Text_20_body"/>
      <text:p text:style-name="P6">OUTPUT</text:p>
      <text:p text:style-name="Standard">Enter the number of statements: 3</text:p>
      <text:p text:style-name="Standard">Enter the statements:</text:p>
      <text:p text:style-name="Standard">a = 30</text:p>
      <text:p text:style-name="Standard">b = 20-a/2</text:p>
      <text:p text:style-name="Standard">c = b*(30/a+2)-a</text:p>
      <text:p text:style-name="Standard"/>
      <text:p text:style-name="Standard">After Constant Propogation</text:p>
      <text:p text:style-name="Standard">a = 30</text:p>
      <text:p text:style-name="Standard">b = 20-30/2</text:p>
      <text:p text:style-name="Standard">c = b*(30/30+2)-30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><text:soft-page-break/><text:span text:style-name="T1">PROGRAM CODE</text:span></text:p>
      <text:p text:style-name="Preformatted_20_Text">#include &lt;stdio.h&gt;</text:p>
      <text:p text:style-name="Preformatted_20_Text">#include &lt;stdlib.h&gt;</text:p>
      <text:p text:style-name="Preformatted_20_Text">#include &lt;string.h&gt;</text:p>
      <text:p text:style-name="Preformatted_20_Text"/>
      <text:p text:style-name="Preformatted_20_Text">typedef struct statement {</text:p>
      <text:p text:style-name="Preformatted_20_Text"><text:tab/>char lhs[2];</text:p>
      <text:p text:style-name="Preformatted_20_Text"><text:tab/>char rhs[30];</text:p>
      <text:p text:style-name="Preformatted_20_Text">} statement;</text:p>
      <text:p text:style-name="Preformatted_20_Text"/>
      <text:p text:style-name="Preformatted_20_Text">int k = 0;</text:p>
      <text:p text:style-name="Preformatted_20_Text">char temps[] = "pqrstuvwxyz";</text:p>
      <text:p text:style-name="Preformatted_20_Text">statement statements1[30];</text:p>
      <text:p text:style-name="Preformatted_20_Text">int n1 = 0;</text:p>
      <text:p text:style-name="Preformatted_20_Text"/>
      <text:p text:style-name="Preformatted_20_Text">typedef struct stack {</text:p>
      <text:p text:style-name="Preformatted_20_Text"><text:tab/>int TOP;</text:p>
      <text:p text:style-name="Preformatted_20_Text"><text:tab/>int SIZE;</text:p>
      <text:p text:style-name="Preformatted_20_Text"><text:tab/>char *arr;</text:p>
      <text:p text:style-name="Preformatted_20_Text">} stack;</text:p>
      <text:p text:style-name="Preformatted_20_Text"/>
      <text:p text:style-name="Preformatted_20_Text">typedef struct expression {</text:p>
      <text:p text:style-name="Preformatted_20_Text"><text:tab/>char *infix;</text:p>
      <text:p text:style-name="Preformatted_20_Text"><text:tab/>char *postfix;</text:p>
      <text:p text:style-name="Preformatted_20_Text">} expression;</text:p>
      <text:p text:style-name="Preformatted_20_Text"/>
      <text:p text:style-name="Preformatted_20_Text">void push(stack *s, char x) {</text:p>
      <text:p text:style-name="Preformatted_20_Text"><text:tab/>if(s-&gt;TOP &gt;= s-&gt;SIZE - 1) {</text:p>
      <text:p text:style-name="Preformatted_20_Text"><text:tab/><text:tab/>printf("Overflow!\n");</text:p>
      <text:p text:style-name="Preformatted_20_Text"><text:tab/><text:tab/>exit(0);</text:p>
      <text:p text:style-name="Preformatted_20_Text"><text:tab/>} else {</text:p>
      <text:p text:style-name="Preformatted_20_Text"><text:tab/><text:tab/>s-&gt;arr[++s-&gt;TOP] = x;</text:p>
      <text:p text:style-name="Preformatted_20_Text"><text:tab/>}</text:p>
      <text:p text:style-name="Preformatted_20_Text">}</text:p>
      <text:p text:style-name="Preformatted_20_Text"/>
      <text:p text:style-name="Preformatted_20_Text">char pop(stack *s) {</text:p>
      <text:p text:style-name="Preformatted_20_Text"><text:tab/>if(s-&gt;TOP == -1) {</text:p>
      <text:p text:style-name="Preformatted_20_Text"><text:tab/><text:tab/>printf("Underflow!\n");</text:p>
      <text:p text:style-name="Preformatted_20_Text"><text:tab/><text:tab/>exit(0);</text:p>
      <text:p text:style-name="Preformatted_20_Text"><text:tab/>} else {</text:p>
      <text:p text:style-name="Preformatted_20_Text"><text:tab/><text:tab/>char x = s-&gt;arr[s-&gt;TOP];</text:p>
      <text:p text:style-name="Preformatted_20_Text"><text:tab/><text:tab/>s-&gt;TOP--;</text:p>
      <text:p text:style-name="Preformatted_20_Text"><text:tab/><text:tab/>return x;</text:p>
      <text:p text:style-name="Preformatted_20_Text"><text:tab/>}</text:p>
      <text:p text:style-name="Preformatted_20_Text">}</text:p>
      <text:p text:style-name="Preformatted_20_Text"/>
      <text:p text:style-name="Preformatted_20_Text">int ISP(char X) {</text:p>
      <text:p text:style-name="Preformatted_20_Text"><text:tab/>if(X == '+' || X == '-')</text:p>
      <text:p text:style-name="Preformatted_20_Text"><text:tab/><text:tab/>return 2;</text:p>
      <text:p text:style-name="Preformatted_20_Text"><text:tab/>else if(X == '*' || X == '/')</text:p>
      <text:p text:style-name="Preformatted_20_Text"><text:tab/><text:tab/>return 4;</text:p>
      <text:p text:style-name="Preformatted_20_Text"><text:tab/>else if(X &gt;= '0' &amp;&amp; X &lt;= '9' || X &gt;= 'a' &amp;&amp; X&lt;= 'z' || X &gt;= 'A' &amp;&amp; X&lt;= 'Z')</text:p>
      <text:p text:style-name="Preformatted_20_Text"><text:tab/><text:tab/>return 8;</text:p>
      <text:p text:style-name="Preformatted_20_Text"><text:tab/>else if(X == '(')</text:p>
      <text:p text:style-name="Preformatted_20_Text"><text:tab/><text:tab/>return 0;</text:p>
      <text:p text:style-name="Preformatted_20_Text">}</text:p>
      <text:p text:style-name="Preformatted_20_Text"/>
      <text:p text:style-name="Preformatted_20_Text">int ICP(char X) {</text:p>
      <text:p text:style-name="Preformatted_20_Text"><text:tab/>if(X == '+' || X == '-')</text:p>
      <text:p text:style-name="Preformatted_20_Text"><text:tab/><text:tab/>return 1;</text:p>
      <text:p text:style-name="Preformatted_20_Text"><text:tab/>else if(X == '*' || X == '/')</text:p>
      <text:p text:style-name="Preformatted_20_Text"><text:soft-page-break/><text:tab/><text:tab/>return 3;</text:p>
      <text:p text:style-name="Preformatted_20_Text"><text:tab/>else if(X &gt;= '0' &amp;&amp; X &lt;= '9' || X &gt;= 'a' &amp;&amp; X&lt;= 'z' || X &gt;= 'A' &amp;&amp; X&lt;= 'Z')</text:p>
      <text:p text:style-name="Preformatted_20_Text"><text:tab/><text:tab/>return 7;</text:p>
      <text:p text:style-name="Preformatted_20_Text"><text:tab/>else if(X == '(')</text:p>
      <text:p text:style-name="Preformatted_20_Text"><text:tab/><text:tab/>return 9;</text:p>
      <text:p text:style-name="Preformatted_20_Text"><text:tab/>else if(X == ')')</text:p>
      <text:p text:style-name="Preformatted_20_Text"><text:tab/><text:tab/>return 0;</text:p>
      <text:p text:style-name="Preformatted_20_Text">}</text:p>
      <text:p text:style-name="Preformatted_20_Text"/>
      <text:p text:style-name="Preformatted_20_Text">void infix_to_postfix(expression *exp) {</text:p>
      <text:p text:style-name="Preformatted_20_Text"><text:tab/>int i = 0, j = 0;</text:p>
      <text:p text:style-name="Preformatted_20_Text"><text:tab/>stack s;</text:p>
      <text:p text:style-name="Preformatted_20_Text"><text:tab/></text:p>
      <text:p text:style-name="Preformatted_20_Text"><text:tab/>s.TOP = -1;</text:p>
      <text:p text:style-name="Preformatted_20_Text"><text:tab/>s.SIZE = strlen(exp-&gt;infix);</text:p>
      <text:p text:style-name="Preformatted_20_Text"><text:tab/>s.arr = (char*) malloc(s.SIZE * sizeof(char));</text:p>
      <text:p text:style-name="Preformatted_20_Text"><text:tab/></text:p>
      <text:p text:style-name="Preformatted_20_Text"><text:tab/>push(&amp;s, '(');</text:p>
      <text:p text:style-name="Preformatted_20_Text"><text:tab/></text:p>
      <text:p text:style-name="Preformatted_20_Text"><text:tab/>while(s.TOP &gt; -1) {<text:tab/></text:p>
      <text:p text:style-name="Preformatted_20_Text"><text:tab/><text:tab/>char X = pop(&amp;s);</text:p>
      <text:p text:style-name="Preformatted_20_Text"><text:tab/><text:tab/></text:p>
      <text:p text:style-name="Preformatted_20_Text"><text:tab/><text:tab/>if(exp-&gt;infix[i] == '(') {</text:p>
      <text:p text:style-name="Preformatted_20_Text"><text:tab/><text:tab/><text:tab/>push(&amp;s, X);</text:p>
      <text:p text:style-name="Preformatted_20_Text"><text:tab/><text:tab/><text:tab/>push(&amp;s, exp-&gt;infix[i]);</text:p>
      <text:p text:style-name="Preformatted_20_Text"><text:tab/><text:tab/>} else if(exp-&gt;infix[i] == ')') {</text:p>
      <text:p text:style-name="Preformatted_20_Text"><text:tab/><text:tab/><text:tab/>while(X != '(')</text:p>
      <text:p text:style-name="Preformatted_20_Text"><text:tab/><text:tab/><text:tab/>{</text:p>
      <text:p text:style-name="Preformatted_20_Text"><text:tab/><text:tab/><text:tab/><text:tab/>exp-&gt;postfix[j] = X;</text:p>
      <text:p text:style-name="Preformatted_20_Text"><text:tab/><text:tab/><text:tab/><text:tab/>X = pop(&amp;s);</text:p>
      <text:p text:style-name="Preformatted_20_Text"><text:tab/><text:tab/><text:tab/><text:tab/>j++;</text:p>
      <text:p text:style-name="Preformatted_20_Text"><text:tab/><text:tab/><text:tab/>}</text:p>
      <text:p text:style-name="Preformatted_20_Text"><text:tab/><text:tab/>} else if(exp-&gt;infix[i] &gt;= 'a' &amp;&amp; exp-&gt;infix[i] &lt;= 'z' || exp-&gt;infix[i] &gt;= 'A' &amp;&amp; exp-&gt;infix[i] &lt;= 'Z' || exp-&gt;infix[i] &gt;= '0' &amp;&amp; exp-&gt;infix[i] &lt;= '9') {</text:p>
      <text:p text:style-name="Preformatted_20_Text"><text:tab/><text:tab/><text:tab/>push(&amp;s, X);</text:p>
      <text:p text:style-name="Preformatted_20_Text"><text:tab/><text:tab/><text:tab/>exp-&gt;postfix[j] = exp-&gt;infix[i];</text:p>
      <text:p text:style-name="Preformatted_20_Text"><text:tab/><text:tab/><text:tab/>j++;</text:p>
      <text:p text:style-name="Preformatted_20_Text"><text:tab/><text:tab/>} else if(exp-&gt;infix[i] == '+' || exp-&gt;infix[i] == '-' || exp-&gt;infix[i] == '*' || exp-&gt;infix[i] == '/' || exp-&gt;infix[i] == '(' || exp-&gt;infix[i] == ')') {</text:p>
      <text:p text:style-name="Preformatted_20_Text"><text:tab/><text:tab/><text:tab/>if(ISP(X) &gt;= ICP(exp-&gt;infix[i])) {</text:p>
      <text:p text:style-name="Preformatted_20_Text"><text:tab/><text:tab/><text:tab/><text:tab/>while(ISP(X) &gt;= <text:s/>ICP(exp-&gt;infix[i])) {</text:p>
      <text:p text:style-name="Preformatted_20_Text"><text:tab/><text:tab/><text:tab/><text:tab/><text:tab/>exp-&gt;postfix[j] = X;</text:p>
      <text:p text:style-name="Preformatted_20_Text"><text:tab/><text:tab/><text:tab/><text:tab/><text:tab/>X = pop(&amp;s);</text:p>
      <text:p text:style-name="Preformatted_20_Text"><text:tab/><text:tab/><text:tab/><text:tab/><text:tab/>j++;</text:p>
      <text:p text:style-name="Preformatted_20_Text"><text:tab/><text:tab/><text:tab/><text:tab/>}</text:p>
      <text:p text:style-name="Preformatted_20_Text"><text:tab/><text:tab/><text:tab/><text:tab/>push(&amp;s, X);</text:p>
      <text:p text:style-name="Preformatted_20_Text"><text:tab/><text:tab/><text:tab/><text:tab/>push(&amp;s, exp-&gt;infix[i]);</text:p>
      <text:p text:style-name="Preformatted_20_Text"><text:tab/><text:tab/><text:tab/>} else {</text:p>
      <text:p text:style-name="Preformatted_20_Text"><text:tab/><text:tab/><text:tab/><text:tab/>push(&amp;s, X);</text:p>
      <text:p text:style-name="Preformatted_20_Text"><text:tab/><text:tab/><text:tab/><text:tab/>push(&amp;s, exp-&gt;infix[i]);</text:p>
      <text:p text:style-name="Preformatted_20_Text"><text:tab/><text:tab/><text:tab/>} </text:p>
      <text:p text:style-name="Preformatted_20_Text"><text:tab/><text:tab/>} else if(exp-&gt;infix[i] != ' ') {</text:p>
      <text:p text:style-name="Preformatted_20_Text"><text:tab/><text:tab/><text:tab/>printf("Invalid statement!\n");</text:p>
      <text:p text:style-name="Preformatted_20_Text"><text:tab/><text:tab/><text:tab/>exit(0);</text:p>
      <text:p text:style-name="Preformatted_20_Text"><text:tab/><text:tab/>}</text:p>
      <text:p text:style-name="Preformatted_20_Text"><text:tab/><text:tab/></text:p>
      <text:p text:style-name="Preformatted_20_Text"><text:tab/><text:tab/>i++;</text:p>
      <text:p text:style-name="Preformatted_20_Text"><text:tab/>}</text:p>
      <text:p text:style-name="Preformatted_20_Text">}</text:p>
      <text:p text:style-name="Preformatted_20_Text"/>
      <text:p text:style-name="Preformatted_20_Text">void icg(char c, char* str) {</text:p>
      <text:p text:style-name="Preformatted_20_Text"><text:soft-page-break/><text:tab/>if(strlen(str) &lt; 2) {</text:p>
      <text:p text:style-name="Preformatted_20_Text"><text:tab/><text:tab/>statements1[n1].lhs[0] = c;</text:p>
      <text:p text:style-name="Preformatted_20_Text"><text:tab/><text:tab/>statements1[n1].lhs[1] = '\0';</text:p>
      <text:p text:style-name="Preformatted_20_Text"><text:tab/><text:tab/></text:p>
      <text:p text:style-name="Preformatted_20_Text"><text:tab/><text:tab/>statements1[n1].rhs[0] = <text:s/>str[0];</text:p>
      <text:p text:style-name="Preformatted_20_Text"><text:tab/><text:tab/>statements1[n1].rhs[1] = '\0';</text:p>
      <text:p text:style-name="Preformatted_20_Text"><text:tab/><text:tab/></text:p>
      <text:p text:style-name="Preformatted_20_Text"><text:tab/><text:tab/>n1++;</text:p>
      <text:p text:style-name="Preformatted_20_Text"><text:tab/><text:tab/>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int i = 0;</text:p>
      <text:p text:style-name="Preformatted_20_Text"><text:tab/>char temp[2];</text:p>
      <text:p text:style-name="Preformatted_20_Text"><text:tab/></text:p>
      <text:p text:style-name="Preformatted_20_Text"><text:tab/>while(i &lt; strlen(str)) {</text:p>
      <text:p text:style-name="Preformatted_20_Text"><text:tab/><text:tab/>if(str[i] == '+' || str[i] == '-' || str[i] == '*' || str[i] == '/') {</text:p>
      <text:p text:style-name="Preformatted_20_Text"><text:tab/><text:tab/><text:tab/>statements1[n1].rhs[0] = str[i - 2];</text:p>
      <text:p text:style-name="Preformatted_20_Text"><text:tab/><text:tab/><text:tab/>statements1[n1].rhs[1] = str[i];</text:p>
      <text:p text:style-name="Preformatted_20_Text"><text:tab/><text:tab/><text:tab/>statements1[n1].rhs[2] = str[i - 1];</text:p>
      <text:p text:style-name="Preformatted_20_Text"><text:tab/><text:tab/><text:tab/>statements1[n1].rhs[3] = '\0';</text:p>
      <text:p text:style-name="Preformatted_20_Text"><text:tab/><text:tab/><text:tab/>statements1[n1].lhs[0] = temps[k];</text:p>
      <text:p text:style-name="Preformatted_20_Text"><text:tab/><text:tab/><text:tab/>statements1[n1].lhs[1] = '\0';</text:p>
      <text:p text:style-name="Preformatted_20_Text"><text:tab/><text:tab/><text:tab/>n1++;</text:p>
      <text:p text:style-name="Preformatted_20_Text"><text:tab/><text:tab/><text:tab/></text:p>
      <text:p text:style-name="Preformatted_20_Text"><text:tab/><text:tab/><text:tab/>str[i - 2] = temps[k++];</text:p>
      <text:p text:style-name="Preformatted_20_Text"><text:tab/><text:tab/><text:tab/></text:p>
      <text:p text:style-name="Preformatted_20_Text"><text:tab/><text:tab/><text:tab/>for(int j = i - 1; j &lt; strlen(str) - 2; j++) {</text:p>
      <text:p text:style-name="Preformatted_20_Text"><text:tab/><text:tab/><text:tab/><text:tab/>str[j] = str[j + 2]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str[strlen(str) - 2] = '\0';</text:p>
      <text:p text:style-name="Preformatted_20_Text"><text:tab/><text:tab/><text:tab/>i = -1;</text:p>
      <text:p text:style-name="Preformatted_20_Text"><text:tab/><text:tab/>}</text:p>
      <text:p text:style-name="Preformatted_20_Text"><text:tab/><text:tab/></text:p>
      <text:p text:style-name="Preformatted_20_Text"><text:tab/><text:tab/>i++;</text:p>
      <text:p text:style-name="Preformatted_20_Text"><text:tab/>}</text:p>
      <text:p text:style-name="Preformatted_20_Text"><text:tab/></text:p>
      <text:p text:style-name="Preformatted_20_Text"><text:tab/>statements1[n1].lhs[0] = c;</text:p>
      <text:p text:style-name="Preformatted_20_Text"><text:tab/>statements1[n1].lhs[1] = '\0';</text:p>
      <text:p text:style-name="Preformatted_20_Text"><text:tab/></text:p>
      <text:p text:style-name="Preformatted_20_Text"><text:tab/>statements1[n1].rhs[0] = <text:s/>temps[k - 1];</text:p>
      <text:p text:style-name="Preformatted_20_Text"><text:tab/>statements1[n1].rhs[1] = '\0';</text:p>
      <text:p text:style-name="Preformatted_20_Text"><text:tab/></text:p>
      <text:p text:style-name="Preformatted_20_Text"><text:tab/>n1++;</text:p>
      <text:p text:style-name="Preformatted_20_Text">}</text:p>
      <text:p text:style-name="Preformatted_20_Text"/>
      <text:p text:style-name="Preformatted_20_Text">void main() {</text:p>
      <text:p text:style-name="Preformatted_20_Text"><text:tab/>int n;</text:p>
      <text:p text:style-name="Preformatted_20_Text"><text:tab/></text:p>
      <text:p text:style-name="Preformatted_20_Text"><text:tab/>printf("Enter the number of statements: ");</text:p>
      <text:p text:style-name="Preformatted_20_Text"><text:tab/>scanf("%d", &amp;n);</text:p>
      <text:p text:style-name="Preformatted_20_Text"><text:tab/>statement statements[n];</text:p>
      <text:p text:style-name="Preformatted_20_Text"><text:tab/></text:p>
      <text:p text:style-name="Preformatted_20_Text"><text:tab/>printf("Enter the statements:\n");</text:p>
      <text:p text:style-name="Preformatted_20_Text"><text:tab/>for(int i = 0; i &lt; n; i++) {</text:p>
      <text:p text:style-name="Preformatted_20_Text"><text:tab/><text:tab/>scanf("%s = %s", statements[i].lhs, statements[i].rhs);</text:p>
      <text:p text:style-name="Preformatted_20_Text"><text:tab/>}</text:p>
      <text:p text:style-name="Preformatted_20_Text"><text:tab/></text:p>
      <text:p text:style-name="Preformatted_20_Text"><text:tab/>expression exp;</text:p>
      <text:p text:style-name="Preformatted_20_Text"><text:tab/></text:p>
      <text:p text:style-name="Preformatted_20_Text"><text:tab/>for(int i = 0; i &lt; n; i++) {</text:p>
      <text:p text:style-name="Preformatted_20_Text"><text:tab/><text:tab/>exp.infix = statements[i].rhs;</text:p>
      <text:p text:style-name="Preformatted_20_Text"><text:soft-page-break/><text:tab/><text:tab/>exp.postfix = (char*) malloc(strlen(exp.infix) * sizeof(char));</text:p>
      <text:p text:style-name="Preformatted_20_Text"><text:tab/><text:tab/></text:p>
      <text:p text:style-name="Preformatted_20_Text"><text:tab/><text:tab/>exp.infix[strlen(exp.infix)] = ')';</text:p>
      <text:p text:style-name="Preformatted_20_Text"><text:tab/><text:tab/></text:p>
      <text:p text:style-name="Preformatted_20_Text"><text:tab/><text:tab/>infix_to_postfix(&amp;exp);</text:p>
      <text:p text:style-name="Preformatted_20_Text"><text:tab/><text:tab/></text:p>
      <text:p text:style-name="Preformatted_20_Text"><text:tab/><text:tab/>icg(statements[i].lhs[0], exp.postfix);</text:p>
      <text:p text:style-name="Preformatted_20_Text"><text:tab/>}</text:p>
      <text:p text:style-name="Preformatted_20_Text"><text:tab/></text:p>
      <text:p text:style-name="Preformatted_20_Text"><text:tab/>printf("\nIntermediate Code:\n");</text:p>
      <text:p text:style-name="Preformatted_20_Text"><text:tab/>for(int i = 0; i &lt; n1; i++) {</text:p>
      <text:p text:style-name="Preformatted_20_Text"><text:tab/><text:tab/>printf("%s = %s\n", statements1[i].lhs, statements1[i].rhs);</text:p>
      <text:p text:style-name="Preformatted_20_Text"><text:tab/>}</text:p>
      <text:p text:style-name="Preformatted_20_Text">}</text:p>
      <text:p text:style-name="Text_20_body"/>
      <text:p text:style-name="P6">OUTPUT</text:p>
      <text:p text:style-name="Standard">Enter the number of statements: 3</text:p>
      <text:p text:style-name="Standard">Enter the statements:</text:p>
      <text:p text:style-name="Standard">a = b+c-c*d</text:p>
      <text:p text:style-name="Standard">b = a+b*(c-d)</text:p>
      <text:p text:style-name="Standard">c = d</text:p>
      <text:p text:style-name="Standard"/>
      <text:p text:style-name="Standard">Intermediate Code:</text:p>
      <text:p text:style-name="Standard">p = b+c</text:p>
      <text:p text:style-name="Standard">q = c*d</text:p>
      <text:p text:style-name="Standard">r = p-q</text:p>
      <text:p text:style-name="Standard">a = r</text:p>
      <text:p text:style-name="Standard">s = c-d</text:p>
      <text:p text:style-name="Standard">t = b*s</text:p>
      <text:p text:style-name="Standard">u = a+t</text:p>
      <text:p text:style-name="Standard">b = u</text:p>
      <text:p text:style-name="Standard">c = d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soft-page-break/>PROGRAM CODE</text:p>
      <text:p text:style-name="Preformatted_20_Text">#include &lt;stdio.h&gt;</text:p>
      <text:p text:style-name="Preformatted_20_Text">#include &lt;string.h&gt;</text:p>
      <text:p text:style-name="Preformatted_20_Text"/>
      <text:p text:style-name="Preformatted_20_Text">typedef struct statement {</text:p>
      <text:p text:style-name="Preformatted_20_Text"><text:tab/>char lhs[2];</text:p>
      <text:p text:style-name="Preformatted_20_Text"><text:tab/>char rhs[4];</text:p>
      <text:p text:style-name="Preformatted_20_Text">} statement;</text:p>
      <text:p text:style-name="Preformatted_20_Text"/>
      <text:p text:style-name="Preformatted_20_Text">void move(char a, char b) {</text:p>
      <text:p text:style-name="Preformatted_20_Text"><text:tab/>printf("MOV AX, %c\n", b);</text:p>
      <text:p text:style-name="Preformatted_20_Text"><text:tab/>printf("MOV %c, AX\n", a);</text:p>
      <text:p text:style-name="Preformatted_20_Text">}</text:p>
      <text:p text:style-name="Preformatted_20_Text"/>
      <text:p text:style-name="Preformatted_20_Text">void add(char a, char b, char c) {</text:p>
      <text:p text:style-name="Preformatted_20_Text"><text:tab/>printf("MOV AX, %c\n", b);</text:p>
      <text:p text:style-name="Preformatted_20_Text"><text:tab/>printf("MOV BX, %c\n", c);</text:p>
      <text:p text:style-name="Preformatted_20_Text"><text:tab/>printf("ADD AX, BX\n");</text:p>
      <text:p text:style-name="Preformatted_20_Text"><text:tab/>printf("MOV %c, AX\n", a);</text:p>
      <text:p text:style-name="Preformatted_20_Text">}</text:p>
      <text:p text:style-name="Preformatted_20_Text"/>
      <text:p text:style-name="Preformatted_20_Text">void sub(char a, char b, char c) {</text:p>
      <text:p text:style-name="Preformatted_20_Text"><text:tab/>printf("MOV AX, %c\n", b);</text:p>
      <text:p text:style-name="Preformatted_20_Text"><text:tab/>printf("MOV BX, %c\n", c);</text:p>
      <text:p text:style-name="Preformatted_20_Text"><text:tab/>printf("SUB AX, BX\n");</text:p>
      <text:p text:style-name="Preformatted_20_Text"><text:tab/>printf("MOV %c, AX\n", a);</text:p>
      <text:p text:style-name="Preformatted_20_Text">}</text:p>
      <text:p text:style-name="Preformatted_20_Text"/>
      <text:p text:style-name="Preformatted_20_Text">void mul(char a, char b, char c) {</text:p>
      <text:p text:style-name="Preformatted_20_Text"><text:tab/>printf("MOV AX, %c\n", b);</text:p>
      <text:p text:style-name="Preformatted_20_Text"><text:tab/>printf("MOV BX, %c\n", c);</text:p>
      <text:p text:style-name="Preformatted_20_Text"><text:tab/>printf("MUL AX, BX\n");</text:p>
      <text:p text:style-name="Preformatted_20_Text"><text:tab/>printf("MOV %c, AX\n", a);</text:p>
      <text:p text:style-name="Preformatted_20_Text">}</text:p>
      <text:p text:style-name="Preformatted_20_Text"/>
      <text:p text:style-name="Preformatted_20_Text">void div(char a, char b, char c) {</text:p>
      <text:p text:style-name="Preformatted_20_Text"><text:tab/>printf("MOV AX, %c\n", b);</text:p>
      <text:p text:style-name="Preformatted_20_Text"><text:tab/>printf("MOV BX, %c\n", c);</text:p>
      <text:p text:style-name="Preformatted_20_Text"><text:tab/>printf("DIV AX, BX\n");</text:p>
      <text:p text:style-name="Preformatted_20_Text"><text:tab/>printf("MOV %c, AX\n", a);</text:p>
      <text:p text:style-name="Preformatted_20_Text">}</text:p>
      <text:p text:style-name="Preformatted_20_Text"/>
      <text:p text:style-name="Preformatted_20_Text">void main() {</text:p>
      <text:p text:style-name="Preformatted_20_Text"><text:tab/>int n;</text:p>
      <text:p text:style-name="Preformatted_20_Text"><text:tab/></text:p>
      <text:p text:style-name="Preformatted_20_Text"><text:tab/>printf("Enter the number of statements in Intermediate Code: ");</text:p>
      <text:p text:style-name="Preformatted_20_Text"><text:tab/>scanf("%d", &amp;n);</text:p>
      <text:p text:style-name="Preformatted_20_Text"><text:tab/>statement statements[n];</text:p>
      <text:p text:style-name="Preformatted_20_Text"><text:tab/></text:p>
      <text:p text:style-name="Preformatted_20_Text"><text:tab/>printf("Enter the statements:\n");</text:p>
      <text:p text:style-name="Preformatted_20_Text"><text:tab/>for(int i = 0; i &lt; n; i++) {</text:p>
      <text:p text:style-name="Preformatted_20_Text"><text:tab/><text:tab/>scanf("%s = %s", statements[i].lhs, statements[i].rhs);</text:p>
      <text:p text:style-name="Preformatted_20_Text"><text:tab/>}</text:p>
      <text:p text:style-name="Preformatted_20_Text"><text:tab/></text:p>
      <text:p text:style-name="Preformatted_20_Text"><text:tab/>printf("\nGenerated Code:\n");</text:p>
      <text:p text:style-name="Preformatted_20_Text"><text:tab/>for(int i = 0; i &lt; n; i++) {</text:p>
      <text:p text:style-name="Preformatted_20_Text"><text:tab/><text:tab/>if(strlen(statements[i].rhs) == 1) {</text:p>
      <text:p text:style-name="Preformatted_20_Text"><text:tab/><text:tab/><text:tab/>move(statements[i].lhs[0], statements[i].rhs[0]);<text:tab/></text:p>
      <text:p text:style-name="Preformatted_20_Text"><text:tab/><text:tab/>} else {</text:p>
      <text:p text:style-name="Preformatted_20_Text"><text:tab/><text:tab/><text:tab/>switch(statements[i].rhs[1]) {</text:p>
      <text:p text:style-name="Preformatted_20_Text"><text:tab/><text:tab/><text:tab/><text:tab/>case '+':</text:p>
      <text:p text:style-name="Preformatted_20_Text"><text:soft-page-break/><text:tab/><text:tab/><text:tab/><text:tab/><text:tab/><text:tab/>add(statements[i].lhs[0], statements[i].rhs[0], statements[i].rhs[2]);</text:p>
      <text:p text:style-name="Preformatted_20_Text"><text:tab/><text:tab/><text:tab/><text:tab/><text:tab/><text:tab/>break;</text:p>
      <text:p text:style-name="Preformatted_20_Text"><text:tab/><text:tab/><text:tab/><text:tab/>case '-':</text:p>
      <text:p text:style-name="Preformatted_20_Text"><text:tab/><text:tab/><text:tab/><text:tab/><text:tab/><text:tab/>sub(statements[i].lhs[0], statements[i].rhs[0], statements[i].rhs[2]);</text:p>
      <text:p text:style-name="Preformatted_20_Text"><text:tab/><text:tab/><text:tab/><text:tab/><text:tab/><text:tab/>break;</text:p>
      <text:p text:style-name="Preformatted_20_Text"><text:tab/><text:tab/><text:tab/><text:tab/>case '*':</text:p>
      <text:p text:style-name="Preformatted_20_Text"><text:tab/><text:tab/><text:tab/><text:tab/><text:tab/><text:tab/>mul(statements[i].lhs[0], statements[i].rhs[0], statements[i].rhs[2]);</text:p>
      <text:p text:style-name="Preformatted_20_Text"><text:tab/><text:tab/><text:tab/><text:tab/><text:tab/><text:tab/>break;</text:p>
      <text:p text:style-name="Preformatted_20_Text"><text:tab/><text:tab/><text:tab/><text:tab/>case '/':</text:p>
      <text:p text:style-name="Preformatted_20_Text"><text:tab/><text:tab/><text:tab/><text:tab/><text:tab/><text:tab/>div(statements[i].lhs[0], statements[i].rhs[0], statements[i].rhs[2]);</text:p>
      <text:p text:style-name="Preformatted_20_Text"><text:tab/><text:tab/><text:tab/><text:tab/><text:tab/><text:tab/>break;</text:p>
      <text:p text:style-name="Preformatted_20_Text"><text:tab/><text:tab/><text:tab/><text:tab/>default:</text:p>
      <text:p text:style-name="Preformatted_20_Text"><text:tab/><text:tab/><text:tab/><text:tab/><text:tab/><text:tab/>printf("Invalid statement!\n");</text:p>
      <text:p text:style-name="Preformatted_20_Text"><text:tab/><text:tab/><text:tab/><text:tab/><text:tab/><text:tab/>return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}</text:p>
      <text:p text:style-name="Text_20_body"/>
      <text:p text:style-name="P7">OUTPUT</text:p>
      <text:p text:style-name="Standard">Enter the number of statements in Intermediate Code: 9</text:p>
      <text:p text:style-name="Standard">Enter the statements:</text:p>
      <text:p text:style-name="Standard">p = b+c</text:p>
      <text:p text:style-name="Standard">q = c*d</text:p>
      <text:p text:style-name="Standard">r = p-q</text:p>
      <text:p text:style-name="Standard">a = r</text:p>
      <text:p text:style-name="Standard">s = c-d</text:p>
      <text:p text:style-name="Standard">t = b*s</text:p>
      <text:p text:style-name="Standard">u = a+t</text:p>
      <text:p text:style-name="Standard">b = u</text:p>
      <text:p text:style-name="Standard">c = d</text:p>
      <text:p text:style-name="Standard"/>
      <text:p text:style-name="Standard">Generated Code:</text:p>
      <text:p text:style-name="Standard">MOV AX, b</text:p>
      <text:p text:style-name="Standard">MOV BX, c</text:p>
      <text:p text:style-name="Standard">ADD AX, BX</text:p>
      <text:p text:style-name="Standard">MOV p, AX</text:p>
      <text:p text:style-name="Standard">MOV AX, c</text:p>
      <text:p text:style-name="Standard">MOV BX, d</text:p>
      <text:p text:style-name="Standard">MUL AX, BX</text:p>
      <text:p text:style-name="Standard">MOV q, AX</text:p>
      <text:p text:style-name="Standard">MOV AX, p</text:p>
      <text:p text:style-name="Standard">MOV BX, q</text:p>
      <text:p text:style-name="Standard">SUB AX, BX</text:p>
      <text:p text:style-name="Standard">MOV r, AX</text:p>
      <text:p text:style-name="Standard">MOV AX, r</text:p>
      <text:p text:style-name="Standard">MOV a, AX</text:p>
      <text:p text:style-name="Standard">MOV AX, c</text:p>
      <text:p text:style-name="Standard">MOV BX, d</text:p>
      <text:p text:style-name="Standard">SUB AX, BX</text:p>
      <text:p text:style-name="Standard"><text:soft-page-break/>MOV s, AX</text:p>
      <text:p text:style-name="Standard">MOV AX, b</text:p>
      <text:p text:style-name="Standard">MOV BX, s</text:p>
      <text:p text:style-name="Standard">MUL AX, BX</text:p>
      <text:p text:style-name="Standard">MOV t, AX</text:p>
      <text:p text:style-name="Standard">MOV AX, a</text:p>
      <text:p text:style-name="Standard">MOV BX, t</text:p>
      <text:p text:style-name="Standard">ADD AX, BX</text:p>
      <text:p text:style-name="Standard">MOV u, AX</text:p>
      <text:p text:style-name="Standard">MOV AX, u</text:p>
      <text:p text:style-name="Standard">MOV b, AX</text:p>
      <text:p text:style-name="Standard">MOV AX, d</text:p>
      <text:p text:style-name="Standard">MOV c, A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6T09:11:13.593273460</meta:creation-date>
    <meta:generator>LibreOffice/6.0.7.3$Linux_X86_64 LibreOffice_project/00m0$Build-3</meta:generator>
    <dc:date>2022-12-16T10:37:50.025968815</dc:date>
    <meta:editing-duration>PT1H7M42S</meta:editing-duration>
    <meta:editing-cycles>62</meta:editing-cycles>
    <meta:document-statistic meta:table-count="0" meta:image-count="0" meta:object-count="0" meta:page-count="22" meta:paragraph-count="1073" meta:word-count="3060" meta:character-count="19586" meta:non-whitespace-character-count="14701"/>
  </office:meta>
</office:document-meta>
</file>